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2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0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38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/>
    </style:style>
    <style:style style:name="gr3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draw:stroke="dash" draw:stroke-dash="Double_20_Dash_20__28_Rounded_29_" svg:stroke-width="0.018cm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0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6pt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5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Text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7" draw:layer="layout" svg:width="2.188cm" svg:height="0.962cm" draw:transform="rotate (1.5707963267949) translate (17.387cm 11.425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frame draw:style-name="gr16" draw:text-style-name="P3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8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7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</text:span><text:span text:style-name="T1">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062cm" svg:x2="19.75cm" svg:y2="12.062cm">
          <text:p/>
        </draw:line>
        <draw:line draw:style-name="gr26" draw:text-style-name="P4" draw:layer="layout" svg:x1="19.238cm" svg:y1="12.06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25cm" svg:x2="26.75cm" svg:y2="10.25cm">
          <text:p/>
        </draw:line>
        <draw:line draw:style-name="gr26" draw:text-style-name="P4" draw:layer="layout" svg:x1="25.875cm" svg:y1="9.65cm" svg:x2="26.751cm" svg:y2="9.65cm">
          <text:p/>
        </draw:line>
        <draw:line draw:style-name="gr26" draw:text-style-name="P4" draw:layer="layout" svg:x1="25.875cm" svg:y1="9.65cm" svg:x2="25.875cm" svg:y2="8.937cm">
          <text:p/>
        </draw:line>
        <draw:line draw:style-name="gr26" draw:text-style-name="P4" draw:layer="layout" svg:x1="19.25cm" svg:y1="8.938cm" svg:x2="25.87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5.875cm" svg:y2="17.437cm">
          <text:p/>
        </draw:line>
        <draw:line draw:style-name="gr26" draw:text-style-name="P4" draw:layer="layout" svg:x1="25.875cm" svg:y1="17.437cm" svg:x2="25.875cm" svg:y2="10.75cm">
          <text:p/>
        </draw:line>
        <draw:line draw:style-name="gr26" draw:text-style-name="P4" draw:layer="layout" svg:x1="25.875cm" svg:y1="10.75cm" svg:x2="26.751cm" svg:y2="10.75cm">
          <text:p/>
        </draw:line>
        <draw:line draw:style-name="gr26" draw:text-style-name="P4" draw:layer="layout" svg:x1="18.375cm" svg:y1="14.562cm" svg:x2="26.312cm" svg:y2="14.562cm">
          <text:p/>
        </draw:line>
        <draw:line draw:style-name="gr26" draw:text-style-name="P4" draw:layer="layout" svg:x1="26.312cm" svg:y1="14.562cm" svg:x2="26.312cm" svg:y2="11.375cm">
          <text:p/>
        </draw:line>
        <draw:line draw:style-name="gr26" draw:text-style-name="P4" draw:layer="layout" svg:x1="26.75cm" svg:y1="11.375cm" svg:x2="26.312cm" svg:y2="11.376cm">
          <text:p/>
        </draw:line>
        <draw:line draw:style-name="gr26" draw:text-style-name="P4" draw:layer="layout" svg:x1="27.75cm" svg:y1="10.476cm" svg:x2="27.312cm" svg:y2="10.477cm">
          <text:p/>
        </draw:line>
        <draw:line draw:style-name="gr26" draw:text-style-name="P4" draw:layer="layout" svg:x1="27.75cm" svg:y1="10.477cm" svg:x2="27.75cm" svg:y2="17.875cm">
          <text:p/>
        </draw:line>
        <draw:line draw:style-name="gr26" draw:text-style-name="P4" draw:layer="layout" svg:x1="10cm" svg:y1="17.875cm" svg:x2="27.75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062cm" svg:y2="4.025cm">
          <text:p/>
        </draw:line>
        <draw:line draw:style-name="gr30" draw:text-style-name="P4" draw:layer="layout" svg:x1="27.062cm" svg:y1="9.312cm" svg:x2="27.062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custom-shape draw:style-name="gr32" draw:text-style-name="P10" draw:layer="layout" svg:width="6.437cm" svg:height="1.812cm" svg:x="18.813cm" svg:y="4.125cm">
          <text:p text:style-name="P9"><text:span text:style-name="T4">HOLY COR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28" draw:text-style-name="P4" draw:layer="layout" svg:x1="19.75cm" svg:y1="11.75cm" svg:x2="19.375cm" svg:y2="11.75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2cm" svg:y2="12.3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3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</text:span><text:span text:style-name="T1">co</text:span><text:span text:style-name="T1">der</text:span></text:p>
          </draw:text-box>
        </draw:frame>
        <draw:frame draw:style-name="gr35" draw:text-style-name="P3" draw:layer="layout" svg:width="1.563cm" svg:height="0.875cm" svg:x="19.562cm" svg:y="11.875cm">
          <draw:text-box>
            <text:p text:style-name="P2"><text:span text:style-name="T1">Alu</text:span><text:span text:style-name="T1">_re</text:span><text:span text:style-name="T1">s</text:span></text:p>
          </draw:text-box>
        </draw:frame>
        <draw:frame draw:style-name="gr36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87cm" svg:y="11.438cm">
          <draw:text-box>
            <text:p text:style-name="P2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21.187cm" svg:y="12.056cm">
          <draw:text-box>
            <text:p text:style-name="P2"><text:span text:style-name="T1">Da</text:span><text:span text:style-name="T1">ta</text:span></text:p>
          </draw:text-box>
        </draw:frame>
        <draw:frame draw:style-name="gr37" draw:text-style-name="P3" draw:layer="layout" svg:width="1.938cm" svg:height="1.059cm" svg:x="19.5cm" svg:y="12.441cm">
          <draw:text-box>
            <text:p text:style-name="P2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26" draw:text-style-name="P4" draw:layer="layout" svg:x1="22.25cm" svg:y1="12.375cm" svg:x2="22.562cm" svg:y2="12.375cm">
          <text:p/>
        </draw:line>
      </draw:page>
      <draw:page draw:name="Blocks" draw:style-name="dp1" draw:master-page-name="Standard">
        <draw:line draw:style-name="gr11" draw:text-style-name="P4" draw:layer="layout" svg:x1="6.125cm" svg:y1="3.5cm" svg:x2="6.125cm" svg:y2="4.875cm">
          <text:p/>
        </draw:line>
        <draw:line draw:style-name="gr11" draw:text-style-name="P4" draw:layer="layout" svg:x1="6.125cm" svg:y1="5.125cm" svg:x2="6.125cm" svg:y2="6.5cm">
          <text:p/>
        </draw:line>
        <draw:line draw:style-name="gr11" draw:text-style-name="P4" draw:layer="layout" svg:x1="6.125cm" svg:y1="5.126cm" svg:x2="6.375cm" svg:y2="5cm">
          <text:p/>
        </draw:line>
        <draw:line draw:style-name="gr11" draw:text-style-name="P4" draw:layer="layout" svg:x1="6.125cm" svg:y1="4.875cm" svg:x2="6.375cm" svg:y2="5cm">
          <text:p/>
        </draw:line>
        <draw:line draw:style-name="gr11" draw:text-style-name="P4" draw:layer="layout" svg:x1="6.125cm" svg:y1="3.5cm" svg:x2="7.375cm" svg:y2="4.125cm">
          <text:p/>
        </draw:line>
        <draw:line draw:style-name="gr11" draw:text-style-name="P4" draw:layer="layout" svg:x1="6.125cm" svg:y1="6.5cm" svg:x2="7.375cm" svg:y2="5.875cm">
          <text:p/>
        </draw:line>
        <draw:line draw:style-name="gr11" draw:text-style-name="P4" draw:layer="layout" svg:x1="7.375cm" svg:y1="4.125cm" svg:x2="7.375cm" svg:y2="5.875cm">
          <text:p/>
        </draw:line>
        <draw:frame draw:style-name="gr13" draw:text-style-name="P11" draw:layer="layout" svg:width="2.188cm" svg:height="0.962cm" draw:transform="rotate (1.5707963267949) translate (6.375cm 6.063cm)">
          <draw:text-box>
            <text:p text:style-name="P2">ALU</text:p>
          </draw:text-box>
        </draw:frame>
        <draw:custom-shape draw:style-name="gr38" draw:text-style-name="P1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9.062cm" svg:y="4.98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9cm" svg:y="3.68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10.187cm" svg:y="3.681cm">
          <draw:text-box>
            <text:p text:style-name="P2"><text:span text:style-name="T1">RD</text:span></text:p>
          </draw:text-box>
        </draw:frame>
        <draw:custom-shape draw:style-name="gr5" draw:text-style-name="P1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11.937cm" svg:y="4.982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11.875cm" svg:y="3.68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13.062cm" svg:y="3.681cm">
          <draw:text-box>
            <text:p text:style-name="P2"><text:span text:style-name="T1">RD</text:span></text:p>
          </draw:text-box>
        </draw:frame>
        <draw:frame draw:style-name="gr2" draw:text-style-name="P3" draw:layer="layout" svg:width="1.25cm" svg:height="0.569cm" svg:x="12.562cm" svg:y="2.937cm">
          <draw:text-box>
            <text:p text:style-name="P2"><text:span text:style-name="T1">W</text:span><text:span text:style-name="T1">E</text:span></text:p>
          </draw:text-box>
        </draw:frame>
        <draw:frame draw:style-name="gr2" draw:text-style-name="P3" draw:layer="layout" svg:width="1.25cm" svg:height="0.569cm" svg:x="11.625cm" svg:y="4.25cm">
          <draw:text-box>
            <text:p text:style-name="P2"><text:span text:style-name="T1">W</text:span><text:span text:style-name="T1">D</text:span></text:p>
          </draw:text-box>
        </draw:frame>
        <draw:frame draw:style-name="gr2" draw:text-style-name="P3" draw:layer="layout" svg:width="1.25cm" svg:height="0.569cm" svg:x="11.625cm" svg:y="4.812cm">
          <draw:text-box>
            <text:p text:style-name="P2"><text:span text:style-name="T1">BE</text:span></text:p>
          </draw:text-box>
        </draw:frame>
        <draw:line draw:style-name="gr11" draw:text-style-name="P4" draw:layer="layout" svg:x1="6.125cm" svg:y1="8.187cm" svg:x2="6.125cm" svg:y2="8.625cm">
          <text:p/>
        </draw:line>
        <draw:line draw:style-name="gr11" draw:text-style-name="P4" draw:layer="layout" svg:x1="7.437cm" svg:y1="7.687cm" svg:x2="7.437cm" svg:y2="8.625cm">
          <text:p/>
        </draw:line>
        <draw:line draw:style-name="gr11" draw:text-style-name="P4" draw:layer="layout" svg:x1="6.125cm" svg:y1="8.625cm" svg:x2="7.437cm" svg:y2="8.625cm">
          <text:p/>
        </draw:line>
        <draw:line draw:style-name="gr11" draw:text-style-name="P4" draw:layer="layout" svg:x1="6.125cm" svg:y1="8.187cm" svg:x2="7.437cm" svg:y2="7.687cm">
          <text:p/>
        </draw:line>
        <draw:frame draw:style-name="gr6" draw:text-style-name="P6" draw:layer="layout" svg:width="1.125cm" svg:height="1.205cm" svg:x="6.5cm" svg:y="7.687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4.312cm" svg:y1="3.562cm" svg:x2="4.312cm" svg:y2="4.937cm">
          <text:p/>
        </draw:line>
        <draw:line draw:style-name="gr11" draw:text-style-name="P4" draw:layer="layout" svg:x1="4.312cm" svg:y1="5.187cm" svg:x2="4.312cm" svg:y2="6.562cm">
          <text:p/>
        </draw:line>
        <draw:line draw:style-name="gr11" draw:text-style-name="P4" draw:layer="layout" svg:x1="4.312cm" svg:y1="5.188cm" svg:x2="4.562cm" svg:y2="5.062cm">
          <text:p/>
        </draw:line>
        <draw:line draw:style-name="gr11" draw:text-style-name="P4" draw:layer="layout" svg:x1="4.312cm" svg:y1="4.937cm" svg:x2="4.562cm" svg:y2="5.062cm">
          <text:p/>
        </draw:line>
        <draw:line draw:style-name="gr11" draw:text-style-name="P4" draw:layer="layout" svg:x1="4.312cm" svg:y1="3.562cm" svg:x2="5.562cm" svg:y2="4.187cm">
          <text:p/>
        </draw:line>
        <draw:line draw:style-name="gr11" draw:text-style-name="P4" draw:layer="layout" svg:x1="4.312cm" svg:y1="6.562cm" svg:x2="5.562cm" svg:y2="5.937cm">
          <text:p/>
        </draw:line>
        <draw:line draw:style-name="gr11" draw:text-style-name="P4" draw:layer="layout" svg:x1="5.562cm" svg:y1="4.187cm" svg:x2="5.562cm" svg:y2="5.937cm">
          <text:p/>
        </draw:line>
        <draw:frame draw:style-name="gr13" draw:text-style-name="P11" draw:layer="layout" svg:width="2.188cm" svg:height="0.962cm" draw:transform="rotate (1.5707963267949) translate (4.562cm 6.125cm)">
          <draw:text-box>
            <text:p text:style-name="P2">+</text:p>
          </draw:text-box>
        </draw:frame>
        <draw:custom-shape draw:style-name="gr3" draw:text-style-name="P1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12cm" svg:y1="7.125cm" svg:x2="9cm" svg:y2="6.937cm">
          <text:p/>
        </draw:line>
        <draw:line draw:style-name="gr4" draw:text-style-name="P4" draw:layer="layout" svg:x1="9.312cm" svg:y1="7.125cm" svg:x2="9.625cm" svg:y2="6.937cm">
          <text:p/>
        </draw:line>
        <draw:line draw:style-name="gr4" draw:text-style-name="P4" draw:layer="layout" svg:x1="9.437cm" svg:y1="3.188cm" svg:x2="9.125cm" svg:y2="3cm">
          <text:p/>
        </draw:line>
        <draw:line draw:style-name="gr4" draw:text-style-name="P4" draw:layer="layout" svg:x1="9.437cm" svg:y1="3.188cm" svg:x2="9.75cm" svg:y2="3cm">
          <text:p/>
        </draw:line>
        <draw:line draw:style-name="gr4" draw:text-style-name="P4" draw:layer="layout" svg:x1="12.312cm" svg:y1="3.188cm" svg:x2="12cm" svg:y2="3cm">
          <text:p/>
        </draw:line>
        <draw:line draw:style-name="gr4" draw:text-style-name="P4" draw:layer="layout" svg:x1="12.312cm" svg:y1="3.188cm" svg:x2="12.625cm" svg:y2="3cm">
          <text:p/>
        </draw:line>
        <draw:custom-shape draw:style-name="gr17" draw:text-style-name="P1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3.687cm" svg:y="11.318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1.812cm" svg:y="7.662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1.812cm" svg:y="8.081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1.812cm" svg:y="8.462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1.812cm" svg:y="8.837cm">
          <draw:text-box>
            <text:p text:style-name="P2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1.812cm" svg:y="9.25cm">
          <draw:text-box>
            <text:p text:style-name="P2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3.687cm" svg:y="7.425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3.688cm" svg:y="7.825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3.5cm" svg:y="8.062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3.5cm" svg:y="8.463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3cm" svg:y="8.864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3.283cm" svg:y="9.3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frame draw:style-name="gr22" draw:text-style-name="P3" draw:layer="layout" svg:width="2.25cm" svg:height="0.887cm" svg:x="13.283cm" svg:y="9.701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3.283cm" svg:y="10.10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custom-shape draw:style-name="gr39" draw:text-style-name="P1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4.999cm" svg:y="10.618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4.999cm" svg:y="11.181cm">
          <draw:text-box>
            <text:p text:style-name="P2"><text:span text:style-name="T1">1</text:span></text:p>
          </draw:text-box>
        </draw:frame>
        <draw:custom-shape draw:style-name="gr40" draw:text-style-name="P1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6.186cm" svg:y="10.6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6.186cm" svg:y="11.1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6.187cm" svg:y="11.6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6.187cm" svg:y="12.243cm">
          <draw:text-box>
            <text:p text:style-name="P2"><text:span text:style-name="T1">11</text:span></text:p>
          </draw:text-box>
        </draw:frame>
        <draw:custom-shape draw:style-name="gr7" draw:text-style-name="P1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9.412cm" svg:y="5.95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7.994cm" svg:y="3.67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9.796cm" svg:y="3.68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9.021cm" svg:y="2.75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17.312cm" svg:y="5.11cm">
          <draw:text-box>
            <text:p text:style-name="P2"><text:span text:style-name="T1">A3</text:span></text:p>
          </draw:text-box>
        </draw:frame>
        <draw:line draw:style-name="gr4" draw:text-style-name="P4" draw:layer="layout" svg:x1="18.513cm" svg:y1="3.188cm" svg:x2="18.201cm" svg:y2="3cm">
          <text:p/>
        </draw:line>
        <draw:line draw:style-name="gr4" draw:text-style-name="P4" draw:layer="layout" svg:x1="18.513cm" svg:y1="3.188cm" svg:x2="18.826cm" svg:y2="3cm">
          <text:p/>
        </draw:line>
        <draw:frame draw:style-name="gr9" draw:text-style-name="P3" draw:layer="layout" svg:width="0.881cm" svg:height="0.941cm" svg:x="17.995cm" svg:y="4.27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9.796cm" svg:y="4.28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7.437cm" svg:y="5.575cm">
          <draw:text-box>
            <text:p text:style-name="P2"><text:span text:style-name="T1">W</text:span><text:span text:style-name="T1">D3</text:span></text:p>
          </draw:text-box>
        </draw:frame>
        <draw:custom-shape draw:style-name="gr33" draw:text-style-name="P1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13.062cm" svg:y="14.412cm">
          <draw:text-box>
            <text:p text:style-name="P5"><text:span text:style-name="T1">BE</text:span></text:p>
            <text:p text:style-name="P5"><text:span text:style-name="T1">De</text:span><text:span text:style-name="T1">co</text:span><text:span text:style-name="T1">der</text:span></text:p>
          </draw:text-box>
        </draw:frame>
        <draw:frame draw:style-name="gr35" draw:text-style-name="P3" draw:layer="layout" svg:width="1.563cm" svg:height="0.875cm" svg:x="11.812cm" svg:y="13.312cm">
          <draw:text-box>
            <text:p text:style-name="P2"><text:span text:style-name="T1">Alu</text:span><text:span text:style-name="T1">_re</text:span><text:span text:style-name="T1">s</text:span></text:p>
          </draw:text-box>
        </draw:frame>
        <draw:frame draw:style-name="gr2" draw:text-style-name="P3" draw:layer="layout" svg:width="0.938cm" svg:height="0.569cm" svg:x="11.812cm" svg:y="8.082cm">
          <draw:text-box>
            <text:p text:style-name="P2"><text:span text:style-name="T1">F3</text:span></text:p>
          </draw:text-box>
        </draw:frame>
        <draw:frame draw:style-name="gr36" draw:text-style-name="P3" draw:layer="layout" svg:width="0.938cm" svg:height="1cm" svg:x="11.812cm" svg:y="12.662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13.437cm" svg:y="12.875cm">
          <draw:text-box>
            <text:p text:style-name="P2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13.437cm" svg:y="13.493cm">
          <draw:text-box>
            <text:p text:style-name="P2"><text:span text:style-name="T1">Da</text:span><text:span text:style-name="T1">ta</text:span></text:p>
          </draw:text-box>
        </draw:frame>
        <draw:frame draw:style-name="gr37" draw:text-style-name="P3" draw:layer="layout" svg:width="1.938cm" svg:height="1.059cm" svg:x="11.75cm" svg:y="13.878cm">
          <draw:text-box>
            <text:p text:style-name="P2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11" draw:text-style-name="P4" draw:layer="layout" svg:x1="7.937cm" svg:y1="10.437cm" svg:x2="7.937cm" svg:y2="11.187cm">
          <text:p/>
        </draw:line>
        <draw:line draw:style-name="gr11" draw:text-style-name="P4" draw:layer="layout" svg:x1="7.937cm" svg:y1="10.437cm" svg:x2="8.625cm" svg:y2="10.437cm">
          <text:p/>
        </draw:line>
        <draw:line draw:style-name="gr11" draw:text-style-name="P4" draw:layer="layout" svg:x1="7.937cm" svg:y1="11.187cm" svg:x2="8.625cm" svg:y2="11.187cm">
          <text:p/>
        </draw:line>
        <draw:ellipse draw:style-name="gr41" draw:text-style-name="P2" draw:layer="layout" svg:width="0.709cm" svg:height="0.75cm" svg:x="8.228cm" svg:y="10.437cm" draw:kind="arc" draw:start-angle="266.64" draw:end-angle="89.36">
          <text:p/>
        </draw:ellipse>
      </draw:page>
      <draw:page draw:name="LW" draw:style-name="dp1" draw:master-page-name="Standard"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11" draw:layer="layout" svg:width="2.188cm" svg:height="0.962cm" draw:transform="rotate (1.5707963267949) translate (17.387cm 11.425cm)">
          <draw:text-box>
            <text:p text:style-name="P2">ALU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2cm" svg:y="5.589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line draw:style-name="gr26" draw:text-style-name="P4" draw:layer="layout" svg:x1="13.625cm" svg:y1="15.312cm" svg:x2="14.7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8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11" draw:layer="layout" svg:width="2.188cm" svg:height="0.962cm" draw:transform="rotate (1.5707963267949) translate (6.375cm 16.275cm)">
          <draw:text-box>
            <text:p text:style-name="P2">+</text:p>
          </draw:text-box>
        </draw:frame>
        <draw:line draw:style-name="gr27" draw:text-style-name="P4" draw:layer="layout" svg:x1="6.125cm" svg:y1="14.437cm" svg:x2="5.5cm" svg:y2="14.437cm">
          <text:p/>
        </draw:lin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4.312cm" svg:y2="9.425cm">
          <text:p/>
        </draw:line>
        <draw:line draw:style-name="gr26" draw:text-style-name="P4" draw:layer="layout" svg:x1="13.725cm" svg:y1="9.612cm" svg:x2="17.125cm" svg:y2="9.612cm">
          <text:p/>
        </draw:line>
        <draw:line draw:style-name="gr26" draw:text-style-name="P4" draw:layer="layout" svg:x1="14.75cm" svg:y1="15.312cm" svg:x2="14.75cm" svg:y2="11.125cm">
          <text:p/>
        </draw:line>
        <draw:line draw:style-name="gr26" draw:text-style-name="P4" draw:layer="layout" svg:x1="14.75cm" svg:y1="11.125cm" svg:x2="15.937cm" svg:y2="11.12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6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10.125cm" svg:y2="4.587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frame draw:style-name="gr22" draw:text-style-name="P3" draw:layer="layout" svg:width="1.25cm" svg:height="0.887cm" svg:x="9.137cm" svg:y="4.163cm">
          <draw:text-box>
            <text:p text:style-name="P2"><text:span text:style-name="T1">7’b</text:span><text:span text:style-name="T1">0</text:span></text:p>
          </draw:text-box>
        </draw:frame>
      </draw:page>
      <draw:page draw:name="SW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11" draw:layer="layout" svg:width="2.188cm" svg:height="0.962cm" draw:transform="rotate (1.5707963267949) translate (17.388cm 11.416cm)">
          <draw:text-box>
            <text:p text:style-name="P2">ALU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26" draw:text-style-name="P4" draw:layer="layout" svg:x1="13.626cm" svg:y1="15.303cm" svg:x2="14.751cm" svg:y2="15.303cm">
          <text:p/>
        </draw:lin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11" draw:layer="layout" svg:width="2.188cm" svg:height="0.962cm" draw:transform="rotate (1.5707963267949) translate (6.376cm 16.266cm)">
          <draw:text-box>
            <text:p text:style-name="P2">+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4.751cm" svg:y1="15.303cm" svg:x2="14.751cm" svg:y2="11.116cm">
          <text:p/>
        </draw:line>
        <draw:line draw:style-name="gr26" draw:text-style-name="P4" draw:layer="layout" svg:x1="14.751cm" svg:y1="11.116cm" svg:x2="15.938cm" svg:y2="11.116cm">
          <text:p/>
        </draw:line>
        <draw:line draw:style-name="gr26" draw:text-style-name="P4" draw:layer="layout" svg:x1="15.813cm" svg:y1="11.116cm" svg:x2="17.126cm" svg:y2="11.116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7.751cm" svg:y2="10.241cm">
          <text:p/>
        </draw:line>
        <draw:line draw:style-name="gr26" draw:text-style-name="P4" draw:layer="layout" svg:x1="27.751cm" svg:y1="10.241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line draw:style-name="gr26" draw:text-style-name="P4" draw:layer="layout" svg:x1="15.313cm" svg:y1="12.741cm" svg:x2="23.176cm" svg:y2="12.741cm">
          <text:p/>
        </draw:line>
        <draw:line draw:style-name="gr26" draw:text-style-name="P4" draw:layer="layout" svg:x1="15.314cm" svg:y1="12.741cm" svg:x2="15.313cm" svg:y2="10.741cm">
          <text:p/>
        </draw:line>
        <draw:line draw:style-name="gr26" draw:text-style-name="P4" draw:layer="layout" svg:x1="13.688cm" svg:y1="10.741cm" svg:x2="15.314cm" svg:y2="10.741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</draw:page>
      <draw:page draw:name="RTYPES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7" draw:layer="layout" svg:width="2.188cm" svg:height="0.962cm" draw:transform="rotate (1.5707963267949) translate (17.388cm 11.416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7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4.313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87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3.625cm" svg:y1="15.313cm" svg:x2="14cm" svg:y2="15.313cm">
          <text:p/>
        </draw:lin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custom-shape draw:style-name="gr1" draw:text-style-name="P1" draw:layer="layout" svg:width="1.563cm" svg:height="0.563cm" draw:transform="rotate (1.5707963267949) translate (26.438cm 10.7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6.25cm" svg:y="9.893cm">
          <draw:text-box>
            <text:p text:style-name="P2"><text:span text:style-name="T1">1</text:span></text:p>
          </draw:text-box>
        </draw:frame>
        <draw:line draw:style-name="gr26" draw:text-style-name="P4" draw:layer="layout" svg:x1="27cm" svg:y1="9.875cm" svg:x2="27.749cm" svg:y2="9.875cm">
          <text:p/>
        </draw:line>
        <draw:line draw:style-name="gr26" draw:text-style-name="P4" draw:layer="layout" svg:x1="25.75cm" svg:y1="9.541cm" svg:x2="26.438cm" svg:y2="9.541cm">
          <text:p/>
        </draw:line>
        <draw:line draw:style-name="gr26" draw:text-style-name="P4" draw:layer="layout" svg:x1="25.75cm" svg:y1="9.541cm" svg:x2="25.75cm" svg:y2="8.812cm">
          <text:p/>
        </draw:line>
        <draw:line draw:style-name="gr26" draw:text-style-name="P4" draw:layer="layout" svg:x1="22.25cm" svg:y1="8.809cm" svg:x2="25.75cm" svg:y2="8.813cm">
          <text:p/>
        </draw:line>
        <draw:line draw:style-name="gr26" draw:text-style-name="P4" draw:layer="layout" svg:x1="22.25cm" svg:y1="8.809cm" svg:x2="22.25cm" svg:y2="10.25cm">
          <text:p/>
        </draw:line>
        <draw:frame draw:style-name="gr21" draw:text-style-name="P3" draw:layer="layout" svg:width="1.501cm" svg:height="0.574cm" svg:x="12.422cm" svg:y="3.718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3cm" svg:x2="26.75cm" svg:y2="4.03cm">
          <text:p/>
        </draw:line>
        <draw:line draw:style-name="gr30" draw:text-style-name="P4" draw:layer="layout" svg:x1="26.75cm" svg:y1="9.25cm" svg:x2="26.75cm" svg:y2="4.025cm">
          <text:p/>
        </draw:line>
      </draw:page>
      <draw:page draw:name="BEQ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7" draw:layer="layout" svg:width="2.188cm" svg:height="0.962cm" draw:transform="rotate (1.5707963267949) translate (17.388cm 11.416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7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437cm" svg:y2="10.241cm">
          <text:p/>
        </draw:line>
        <draw:line draw:style-name="gr26" draw:text-style-name="P4" draw:layer="layout" svg:x1="27.751cm" svg:y1="9.937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custom-shape draw:style-name="gr1" draw:text-style-name="P1" draw:layer="layout" svg:width="1.563cm" svg:height="0.563cm" draw:transform="rotate (1.5707963267949) translate (26.438cm 10.726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25cm" svg:y="9.344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6.25cm" svg:y="9.907cm">
          <draw:text-box>
            <text:p text:style-name="P2"><text:span text:style-name="T1">1</text:span></text:p>
          </draw:text-box>
        </draw:frame>
        <draw:line draw:style-name="gr26" draw:text-style-name="P4" draw:layer="layout" svg:x1="25.75cm" svg:y1="9.555cm" svg:x2="26.438cm" svg:y2="9.555cm">
          <text:p/>
        </draw:line>
        <draw:line draw:style-name="gr26" draw:text-style-name="P4" draw:layer="layout" svg:x1="25.75cm" svg:y1="9.555cm" svg:x2="25.75cm" svg:y2="8.826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6.75cm" svg:y2="4.044cm">
          <text:p/>
        </draw:line>
        <draw:line draw:style-name="gr30" draw:text-style-name="P4" draw:layer="layout" svg:x1="26.75cm" svg:y1="9.264cm" svg:x2="26.75cm" svg:y2="4.039cm">
          <text:p/>
        </draw:line>
        <draw:line draw:style-name="gr26" draw:text-style-name="P4" draw:layer="layout" svg:x1="27cm" svg:y1="9.937cm" svg:x2="27.75cm" svg:y2="9.937cm">
          <text:p/>
        </draw:line>
        <draw:frame draw:style-name="gr19" draw:text-style-name="P3" draw:layer="layout" svg:width="1.188cm" svg:height="0.659cm" svg:x="10.542cm" svg:y="4.73cm">
          <draw:text-box>
            <text:p text:style-name="P2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JAL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7" draw:layer="layout" svg:width="2.188cm" svg:height="0.962cm" draw:transform="rotate (1.5707963267949) translate (17.388cm 11.416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7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7.125cm" svg:y1="13.528cm" svg:x2="5.502cm" svg:y2="13.528cm">
          <text:p/>
        </draw:line>
        <draw:line draw:style-name="gr26" draw:text-style-name="P4" draw:layer="layout" svg:x1="18.425cm" svg:y1="14.512cm" svg:x2="19.75cm" svg:y2="14.512cm">
          <text:p/>
        </draw:line>
        <draw:line draw:style-name="gr26" draw:text-style-name="P4" draw:layer="layout" svg:x1="19.75cm" svg:y1="14.51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2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</draw:page>
      <draw:page draw:name="U-Type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7" draw:layer="layout" svg:width="2.188cm" svg:height="0.962cm" draw:transform="rotate (1.5707963267949) translate (17.388cm 11.416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7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2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2"><text:span text:style-name="T1">32’</text:span><text:span text:style-name="T1">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</draw:page>
      <draw:page draw:name="BLT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7" draw:layer="layout" svg:width="2.188cm" svg:height="0.962cm" draw:transform="rotate (1.5707963267949) translate (17.388cm 11.416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7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2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2"><text:span text:style-name="T1">32’</text:span><text:span text:style-name="T1">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2"><text:span text:style-name="T1">alu</text:span><text:span text:style-name="T1">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</draw:page>
      <draw:page draw:name="JALR" draw:style-name="dp1" draw:master-page-name="Standard">
        <draw:custom-shape draw:style-name="gr3" draw:text-style-name="P1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3cm" svg:y1="9.253cm" svg:x2="4.301cm" svg:y2="9.065cm">
          <text:p/>
        </draw:line>
        <draw:line draw:style-name="gr4" draw:text-style-name="P4" draw:layer="layout" svg:x1="4.613cm" svg:y1="9.253cm" svg:x2="4.926cm" svg:y2="9.065cm">
          <text:p/>
        </draw:line>
        <draw:custom-shape draw:style-name="gr5" draw:text-style-name="P1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3cm" svg:y="10.672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4" draw:text-style-name="P4" draw:layer="layout" svg:x1="6.675cm" svg:y1="8.878cm" svg:x2="6.363cm" svg:y2="8.69cm">
          <text:p/>
        </draw:line>
        <draw:line draw:style-name="gr4" draw:text-style-name="P4" draw:layer="layout" svg:x1="6.675cm" svg:y1="8.878cm" svg:x2="6.988cm" svg:y2="8.69cm">
          <text:p/>
        </draw:line>
        <draw:custom-shape draw:style-name="gr7" draw:text-style-name="P1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1cm" svg:y="11.64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5cm" svg:y="9.374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6cm" svg:y="8.44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4" draw:text-style-name="P4" draw:layer="layout" svg:x1="11.152cm" svg:y1="8.878cm" svg:x2="10.84cm" svg:y2="8.69cm">
          <text:p/>
        </draw:line>
        <draw:line draw:style-name="gr4" draw:text-style-name="P4" draw:layer="layout" svg:x1="11.152cm" svg:y1="8.878cm" svg:x2="11.465cm" svg:y2="8.69cm">
          <text:p/>
        </draw:line>
        <draw:frame draw:style-name="gr9" draw:text-style-name="P3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5cm" svg:y="10.275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6cm" svg:y="11.665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6cm" svg:y1="15.343cm" svg:x2="10.626cm" svg:y2="15.849cm">
          <text:p/>
        </draw:line>
        <draw:line draw:style-name="gr11" draw:text-style-name="P4" draw:layer="layout" svg:x1="13.602cm" svg:y1="14.765cm" svg:x2="13.602cm" svg:y2="15.849cm">
          <text:p/>
        </draw:line>
        <draw:line draw:style-name="gr11" draw:text-style-name="P4" draw:layer="layout" svg:x1="10.626cm" svg:y1="15.849cm" svg:x2="13.602cm" svg:y2="15.849cm">
          <text:p/>
        </draw:line>
        <draw:line draw:style-name="gr11" draw:text-style-name="P4" draw:layer="layout" svg:x1="10.626cm" svg:y1="15.343cm" svg:x2="13.602cm" svg:y2="14.765cm">
          <text:p/>
        </draw:line>
        <draw:frame draw:style-name="gr12" draw:text-style-name="P6" draw:layer="layout" svg:width="2.551cm" svg:height="1.393cm" svg:x="11.137cm" svg:y="14.765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8cm" svg:y1="8.853cm" svg:x2="17.138cm" svg:y2="10.228cm">
          <text:p/>
        </draw:line>
        <draw:line draw:style-name="gr11" draw:text-style-name="P4" draw:layer="layout" svg:x1="17.138cm" svg:y1="10.478cm" svg:x2="17.138cm" svg:y2="11.853cm">
          <text:p/>
        </draw:line>
        <draw:line draw:style-name="gr11" draw:text-style-name="P4" draw:layer="layout" svg:x1="17.138cm" svg:y1="10.479cm" svg:x2="17.388cm" svg:y2="10.353cm">
          <text:p/>
        </draw:line>
        <draw:line draw:style-name="gr11" draw:text-style-name="P4" draw:layer="layout" svg:x1="17.138cm" svg:y1="10.228cm" svg:x2="17.388cm" svg:y2="10.353cm">
          <text:p/>
        </draw:line>
        <draw:line draw:style-name="gr11" draw:text-style-name="P4" draw:layer="layout" svg:x1="17.138cm" svg:y1="8.853cm" svg:x2="18.388cm" svg:y2="9.478cm">
          <text:p/>
        </draw:line>
        <draw:line draw:style-name="gr11" draw:text-style-name="P4" draw:layer="layout" svg:x1="17.138cm" svg:y1="11.853cm" svg:x2="18.388cm" svg:y2="11.228cm">
          <text:p/>
        </draw:line>
        <draw:line draw:style-name="gr11" draw:text-style-name="P4" draw:layer="layout" svg:x1="18.388cm" svg:y1="9.478cm" svg:x2="18.388cm" svg:y2="11.228cm">
          <text:p/>
        </draw:line>
        <draw:frame draw:style-name="gr13" draw:text-style-name="P7" draw:layer="layout" svg:width="2.188cm" svg:height="0.962cm" draw:transform="rotate (1.5707963267949) translate (17.388cm 11.416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5cm" svg:y="12.005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8cm" svg:y="9.053cm">
          <draw:text-box>
            <text:p text:style-name="P2"><text:span text:style-name="T1">W</text:span><text:span text:style-name="T1">E</text:span></text:p>
          </draw:text-box>
        </draw:frame>
        <draw:line draw:style-name="gr4" draw:text-style-name="P4" draw:layer="layout" svg:x1="23.6cm" svg:y1="9.417cm" svg:x2="23.288cm" svg:y2="9.229cm">
          <text:p/>
        </draw:line>
        <draw:line draw:style-name="gr4" draw:text-style-name="P4" draw:layer="layout" svg:x1="23.6cm" svg:y1="9.417cm" svg:x2="23.913cm" svg:y2="9.229cm">
          <text:p/>
        </draw:line>
        <draw:custom-shape draw:style-name="gr17" draw:text-style-name="P1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7cm" svg:y="7.197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22" draw:text-style-name="P3" draw:layer="layout" svg:width="1.75cm" svg:height="0.887cm" svg:x="12.23cm" svg:y="3.941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2.25cm" svg:height="0.887cm" svg:x="12.013cm" svg:y="5.58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" draw:text-style-name="P3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1" draw:text-style-name="P4" draw:layer="layout" svg:x1="9.326cm" svg:y1="3.678cm" svg:x2="9.326cm" svg:y2="15.928cm">
          <text:p/>
        </draw:line>
        <draw:line draw:style-name="gr11" draw:text-style-name="P4" draw:layer="layout" svg:x1="8.226cm" svg:y1="9.649cm" svg:x2="9.313cm" svg:y2="9.649cm">
          <text:p/>
        </draw:line>
        <draw:line draw:style-name="gr27" draw:text-style-name="P4" draw:layer="layout" svg:x1="4.938cm" svg:y1="9.616cm" svg:x2="6.251cm" svg:y2="9.616cm">
          <text:p/>
        </draw:line>
        <draw:frame draw:style-name="gr2" draw:text-style-name="P8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27" draw:text-style-name="P4" draw:layer="layout" svg:x1="5.501cm" svg:y1="9.616cm" svg:x2="5.501cm" svg:y2="14.428cm">
          <text:p/>
        </draw:line>
        <draw:line draw:style-name="gr11" draw:text-style-name="P4" draw:layer="layout" svg:x1="6.126cm" svg:y1="13.703cm" svg:x2="6.126cm" svg:y2="15.078cm">
          <text:p/>
        </draw:line>
        <draw:line draw:style-name="gr11" draw:text-style-name="P4" draw:layer="layout" svg:x1="6.126cm" svg:y1="15.328cm" svg:x2="6.126cm" svg:y2="16.703cm">
          <text:p/>
        </draw:line>
        <draw:line draw:style-name="gr11" draw:text-style-name="P4" draw:layer="layout" svg:x1="6.126cm" svg:y1="15.329cm" svg:x2="6.376cm" svg:y2="15.203cm">
          <text:p/>
        </draw:line>
        <draw:line draw:style-name="gr11" draw:text-style-name="P4" draw:layer="layout" svg:x1="6.126cm" svg:y1="15.078cm" svg:x2="6.376cm" svg:y2="15.203cm">
          <text:p/>
        </draw:line>
        <draw:line draw:style-name="gr11" draw:text-style-name="P4" draw:layer="layout" svg:x1="6.126cm" svg:y1="13.703cm" svg:x2="7.376cm" svg:y2="14.328cm">
          <text:p/>
        </draw:line>
        <draw:line draw:style-name="gr11" draw:text-style-name="P4" draw:layer="layout" svg:x1="6.126cm" svg:y1="16.703cm" svg:x2="7.376cm" svg:y2="16.078cm">
          <text:p/>
        </draw:line>
        <draw:line draw:style-name="gr11" draw:text-style-name="P4" draw:layer="layout" svg:x1="7.376cm" svg:y1="14.328cm" svg:x2="7.376cm" svg:y2="16.078cm">
          <text:p/>
        </draw:line>
        <draw:frame draw:style-name="gr13" draw:text-style-name="P7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27" draw:text-style-name="P4" draw:layer="layout" svg:x1="6.126cm" svg:y1="14.428cm" svg:x2="5.501cm" svg:y2="14.428cm">
          <text:p/>
        </draw:line>
        <draw:frame draw:style-name="gr22" draw:text-style-name="P3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26" draw:text-style-name="P4" draw:layer="layout" svg:x1="5.337cm" svg:y1="15.991cm" svg:x2="6.126cm" svg:y2="15.991cm">
          <text:p/>
        </draw:line>
        <draw:line draw:style-name="gr26" draw:text-style-name="P4" draw:layer="layout" svg:x1="7.363cm" svg:y1="15.116cm" svg:x2="8.376cm" svg:y2="15.116cm">
          <text:p/>
        </draw:line>
        <draw:line draw:style-name="gr26" draw:text-style-name="P4" draw:layer="layout" svg:x1="8.376cm" svg:y1="17.428cm" svg:x2="8.377cm" svg:y2="15.116cm">
          <text:p/>
        </draw:line>
        <draw:line draw:style-name="gr26" draw:text-style-name="P4" draw:layer="layout" svg:x1="8.377cm" svg:y1="17.428cm" svg:x2="1.876cm" svg:y2="17.428cm">
          <text:p/>
        </draw:line>
        <draw:line draw:style-name="gr26" draw:text-style-name="P4" draw:layer="layout" svg:x1="1.877cm" svg:y1="17.428cm" svg:x2="1.88cm" svg:y2="9.428cm">
          <text:p/>
        </draw:line>
        <draw:line draw:style-name="gr26" draw:text-style-name="P4" draw:layer="layout" svg:x1="1.876cm" svg:y1="9.416cm" svg:x2="2.437cm" svg:y2="9.416cm">
          <text:p/>
        </draw:line>
        <draw:line draw:style-name="gr26" draw:text-style-name="P4" draw:layer="layout" svg:x1="13.726cm" svg:y1="9.603cm" svg:x2="17.126cm" svg:y2="9.603cm">
          <text:p/>
        </draw:line>
        <draw:line draw:style-name="gr26" draw:text-style-name="P4" draw:layer="layout" svg:x1="18.375cm" svg:y1="10.241cm" svg:x2="23.126cm" svg:y2="10.241cm">
          <text:p/>
        </draw:line>
        <draw:line draw:style-name="gr26" draw:text-style-name="P4" draw:layer="layout" svg:x1="25.188cm" svg:y1="10.241cm" svg:x2="26.75cm" svg:y2="10.241cm">
          <text:p/>
        </draw:line>
        <draw:line draw:style-name="gr26" draw:text-style-name="P4" draw:layer="layout" svg:x1="27.751cm" svg:y1="10.5cm" svg:x2="27.751cm" svg:y2="17.866cm">
          <text:p/>
        </draw:line>
        <draw:line draw:style-name="gr26" draw:text-style-name="P4" draw:layer="layout" svg:x1="10.001cm" svg:y1="17.866cm" svg:x2="27.751cm" svg:y2="17.866cm">
          <text:p/>
        </draw:line>
        <draw:line draw:style-name="gr26" draw:text-style-name="P4" draw:layer="layout" svg:x1="10.001cm" svg:y1="17.866cm" svg:x2="10.001cm" svg:y2="12.116cm">
          <text:p/>
        </draw:line>
        <draw:line draw:style-name="gr26" draw:text-style-name="P4" draw:layer="layout" svg:x1="10.626cm" svg:y1="12.116cm" svg:x2="10.001cm" svg:y2="12.116cm">
          <text:p/>
        </draw:line>
        <draw:line draw:style-name="gr26" draw:text-style-name="P4" draw:layer="layout" svg:x1="10.626cm" svg:y1="11.678cm" svg:x2="9.313cm" svg:y2="11.678cm">
          <text:p/>
        </draw:line>
        <draw:line draw:style-name="gr26" draw:text-style-name="P4" draw:layer="layout" svg:x1="10.688cm" svg:y1="3.778cm" svg:x2="9.317cm" svg:y2="3.778cm">
          <text:p/>
        </draw:line>
        <draw:line draw:style-name="gr26" draw:text-style-name="P4" draw:layer="layout" svg:x1="10.689cm" svg:y1="4.278cm" svg:x2="9.318cm" svg:y2="4.278cm">
          <text:p/>
        </draw:line>
        <draw:line draw:style-name="gr26" draw:text-style-name="P4" draw:layer="layout" svg:x1="10.689cm" svg:y1="4.578cm" svg:x2="9.312cm" svg:y2="4.578cm">
          <text:p/>
        </draw:line>
        <draw:line draw:style-name="gr30" draw:text-style-name="P4" draw:layer="layout" svg:x1="13.939cm" svg:y1="4.416cm" svg:x2="17.813cm" svg:y2="4.416cm">
          <text:p/>
        </draw:line>
        <draw:line draw:style-name="gr30" draw:text-style-name="P4" draw:layer="layout" svg:x1="17.813cm" svg:y1="9.178cm" svg:x2="17.813cm" svg:y2="4.416cm">
          <text:p/>
        </draw:line>
        <draw:line draw:style-name="gr30" draw:text-style-name="P4" draw:layer="layout" svg:x1="13.938cm" svg:y1="6.053cm" svg:x2="14.626cm" svg:y2="6.053cm">
          <text:p/>
        </draw:line>
        <draw:line draw:style-name="gr30" draw:text-style-name="P4" draw:layer="layout" svg:x1="14.626cm" svg:y1="8.491cm" svg:x2="14.626cm" svg:y2="6.053cm">
          <text:p/>
        </draw:line>
        <draw:line draw:style-name="gr30" draw:text-style-name="P4" draw:layer="layout" svg:x1="12.751cm" svg:y1="8.491cm" svg:x2="14.626cm" svg:y2="8.491cm">
          <text:p/>
        </draw:line>
        <draw:line draw:style-name="gr30" draw:text-style-name="P4" draw:layer="layout" svg:x1="12.751cm" svg:y1="8.678cm" svg:x2="12.751cm" svg:y2="8.49cm">
          <text:p/>
        </draw:line>
        <draw:line draw:style-name="gr26" draw:text-style-name="P4" draw:layer="layout" svg:x1="10.626cm" svg:y1="15.578cm" svg:x2="9.319cm" svg:y2="15.578cm">
          <text:p/>
        </draw:line>
        <draw:line draw:style-name="gr26" draw:text-style-name="P4" draw:layer="layout" svg:x1="10.628cm" svg:y1="9.878cm" svg:x2="9.315cm" svg:y2="9.878cm">
          <text:p/>
        </draw:line>
        <draw:frame draw:style-name="gr22" draw:text-style-name="P3" draw:layer="layout" svg:width="2.25cm" svg:height="0.887cm" svg:x="12.013cm" svg:y="5.982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line draw:style-name="gr30" draw:text-style-name="P4" draw:layer="layout" svg:x1="13.938cm" svg:y1="6.453cm" svg:x2="24.501cm" svg:y2="6.453cm">
          <text:p/>
        </draw:line>
        <draw:line draw:style-name="gr30" draw:text-style-name="P4" draw:layer="layout" svg:x1="24.501cm" svg:y1="9.241cm" svg:x2="24.502cm" svg:y2="6.453cm">
          <text:p/>
        </draw:line>
        <draw:frame draw:style-name="gr22" draw:text-style-name="P3" draw:layer="layout" svg:width="2.25cm" svg:height="0.887cm" svg:x="12.013cm" svg:y="5.1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line draw:style-name="gr31" draw:text-style-name="P4" draw:layer="layout" svg:x1="13.94cm" svg:y1="5.603cm" svg:x2="14.501cm" svg:y2="5.603cm">
          <text:p/>
        </draw:line>
        <draw:line draw:style-name="gr31" draw:text-style-name="P4" draw:layer="layout" svg:x1="12.313cm" svg:y1="14.991cm" svg:x2="12.313cm" svg:y2="14.553cm">
          <text:p/>
        </draw:lin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4.012cm" svg:y1="15.313cm" svg:x2="14.012cm" svg:y2="11.376cm">
          <text:p/>
        </draw:line>
        <draw:line draw:style-name="gr26" draw:text-style-name="P4" draw:layer="layout" svg:x1="14cm" svg:y1="11.376cm" svg:x2="15.187cm" svg:y2="11.376cm">
          <text:p/>
        </draw:line>
        <draw:line draw:style-name="gr26" draw:text-style-name="P4" draw:layer="layout" svg:x1="15.812cm" svg:y1="11.126cm" svg:x2="17.125cm" svg:y2="11.126cm">
          <text:p/>
        </draw:line>
        <draw:line draw:style-name="gr26" draw:text-style-name="P4" draw:layer="layout" svg:x1="13.699cm" svg:y1="10.801cm" svg:x2="15.187cm" svg:y2="10.801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3cm" svg:y2="13.563cm">
          <text:p/>
        </draw:line>
        <draw:line draw:style-name="gr26" draw:text-style-name="P4" draw:layer="layout" svg:x1="19.126cm" svg:y1="13.563cm" svg:x2="22.564cm" svg:y2="13.564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line draw:style-name="gr26" draw:text-style-name="P4" draw:layer="layout" svg:x1="19.125cm" svg:y1="13.564cm" svg:x2="19.125cm" svg:y2="12.563cm">
          <text:p/>
        </draw:line>
        <draw:frame draw:style-name="gr22" draw:text-style-name="P3" draw:layer="layout" svg:width="1.75cm" svg:height="0.887cm" svg:x="12.229cm" svg:y="4.352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line draw:style-name="gr30" draw:text-style-name="P4" draw:layer="layout" svg:x1="13.938cm" svg:y1="4.813cm" svg:x2="15.562cm" svg:y2="4.813cm">
          <text:p/>
        </draw:line>
        <draw:line draw:style-name="gr30" draw:text-style-name="P4" draw:layer="layout" svg:x1="15.562cm" svg:y1="10.376cm" svg:x2="15.562cm" svg:y2="4.813cm">
          <text:p/>
        </draw:lin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26" draw:text-style-name="P4" draw:layer="layout" svg:x1="13.625cm" svg:y1="15.312cm" svg:x2="17.125cm" svg:y2="15.312cm">
          <text:p/>
        </draw:line>
        <draw:line draw:style-name="gr27" draw:text-style-name="P4" draw:layer="layout" svg:x1="15.812cm" svg:y1="13.328cm" svg:x2="5.502cm" svg:y2="13.328cm">
          <text:p/>
        </draw:line>
        <draw:line draw:style-name="gr26" draw:text-style-name="P4" draw:layer="layout" svg:x1="19.75cm" svg:y1="14.562cm" svg:x2="19.75cm" svg:y2="18.312cm">
          <text:p/>
        </draw:line>
        <draw:line draw:style-name="gr26" draw:text-style-name="P4" draw:layer="layout" svg:x1="1.5cm" svg:y1="18.312cm" svg:x2="19.751cm" svg:y2="18.312cm">
          <text:p/>
        </draw:line>
        <draw:line draw:style-name="gr26" draw:text-style-name="P4" draw:layer="layout" svg:x1="1.501cm" svg:y1="18.312cm" svg:x2="1.5cm" svg:y2="9.937cm">
          <text:p/>
        </draw:line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line draw:style-name="gr26" draw:text-style-name="P4" draw:layer="layout" svg:x1="1.5cm" svg:y1="9.937cm" svg:x2="2.438cm" svg:y2="9.937cm">
          <text:p/>
        </draw:line>
        <draw:line draw:style-name="gr26" draw:text-style-name="P4" draw:layer="layout" svg:x1="3cm" svg:y1="9.637cm" svg:x2="4.312cm" svg:y2="9.637cm">
          <text:p/>
        </draw:line>
        <draw:frame draw:style-name="gr21" draw:text-style-name="P3" draw:layer="layout" svg:width="1.501cm" svg:height="0.574cm" svg:x="12.417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line draw:style-name="gr30" draw:text-style-name="P4" draw:layer="layout" svg:x1="13.938cm" svg:y1="3.625cm" svg:x2="15.313cm" svg:y2="3.625cm">
          <text:p/>
        </draw:line>
        <draw:line draw:style-name="gr30" draw:text-style-name="P4" draw:layer="layout" svg:x1="2.751cm" svg:y1="2.25cm" svg:x2="15.313cm" svg:y2="2.25cm">
          <text:p/>
        </draw:line>
        <draw:line draw:style-name="gr30" draw:text-style-name="P4" draw:layer="layout" svg:x1="15.313cm" svg:y1="2.25cm" svg:x2="15.314cm" svg:y2="3.625cm">
          <text:p/>
        </draw:line>
        <draw:line draw:style-name="gr30" draw:text-style-name="P4" draw:layer="layout" svg:x1="2.751cm" svg:y1="2.25cm" svg:x2="2.755cm" svg:y2="9cm">
          <text:p/>
        </draw:line>
        <draw:line draw:style-name="gr26" draw:text-style-name="P4" draw:layer="layout" svg:x1="22.25cm" svg:y1="8.823cm" svg:x2="25.75cm" svg:y2="8.827cm">
          <text:p/>
        </draw:line>
        <draw:line draw:style-name="gr26" draw:text-style-name="P4" draw:layer="layout" svg:x1="22.25cm" svg:y1="8.823cm" svg:x2="22.25cm" svg:y2="10.264cm">
          <text:p/>
        </draw:line>
        <draw:frame draw:style-name="gr21" draw:text-style-name="P3" draw:layer="layout" svg:width="1.501cm" svg:height="0.574cm" svg:x="12.422cm" svg:y="3.732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line draw:style-name="gr30" draw:text-style-name="P4" draw:layer="layout" svg:x1="13.943cm" svg:y1="4.044cm" svg:x2="27.062cm" svg:y2="4.044cm">
          <text:p/>
        </draw:line>
        <draw:line draw:style-name="gr30" draw:text-style-name="P4" draw:layer="layout" svg:x1="27.05cm" svg:y1="9.312cm" svg:x2="27.05cm" svg:y2="4.039cm">
          <text:p/>
        </draw:line>
        <draw:custom-shape draw:style-name="gr24" draw:text-style-name="P1" draw:layer="layout" svg:width="2.563cm" svg:height="0.563cm" draw:transform="rotate (1.5707963267949) translate (26.743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6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6cm" svg:y="11.043cm">
          <draw:text-box>
            <text:p text:style-name="P2"><text:span text:style-name="T1">11</text:span></text:p>
          </draw:text-box>
        </draw:frame>
        <draw:line draw:style-name="gr26" draw:text-style-name="P4" draw:layer="layout" svg:x1="27.755cm" svg:y1="10.476cm" svg:x2="27.317cm" svg:y2="10.477cm">
          <text:p/>
        </draw:line>
        <draw:line draw:style-name="gr26" draw:text-style-name="P4" draw:layer="layout" svg:x1="25.75cm" svg:y1="9.741cm" svg:x2="26.75cm" svg:y2="9.741cm">
          <text:p/>
        </draw:line>
        <draw:line draw:style-name="gr26" draw:text-style-name="P4" draw:layer="layout" svg:x1="25.75cm" svg:y1="9.741cm" svg:x2="25.75cm" svg:y2="8.812cm">
          <text:p/>
        </draw:line>
        <draw:line draw:style-name="gr26" draw:text-style-name="P4" draw:layer="layout" svg:x1="8.375cm" svg:y1="17.438cm" svg:x2="25.875cm" svg:y2="17.438cm">
          <text:p/>
        </draw:line>
        <draw:line draw:style-name="gr26" draw:text-style-name="P4" draw:layer="layout" svg:x1="25.875cm" svg:y1="17.438cm" svg:x2="25.875cm" svg:y2="10.751cm">
          <text:p/>
        </draw:line>
        <draw:line draw:style-name="gr26" draw:text-style-name="P4" draw:layer="layout" svg:x1="25.875cm" svg:y1="10.751cm" svg:x2="26.751cm" svg:y2="10.751cm">
          <text:p/>
        </draw:line>
        <draw:frame draw:style-name="gr19" draw:text-style-name="P3" draw:layer="layout" svg:width="1.188cm" svg:height="0.659cm" svg:x="10.542cm" svg:y="4.73cm">
          <draw:text-box>
            <text:p text:style-name="P2"><text:span text:style-name="T1">Ze</text:span><text:span text:style-name="T1">ro</text:span></text:p>
          </draw:text-box>
        </draw:frame>
        <draw:line draw:style-name="gr29" draw:text-style-name="P4" draw:layer="layout" svg:x1="18.563cm" svg:y1="8.38cm" svg:x2="18.563cm" svg:y2="9.63cm">
          <text:p/>
        </draw:line>
        <draw:line draw:style-name="gr29" draw:text-style-name="P4" draw:layer="layout" svg:x1="18.376cm" svg:y1="9.63cm" svg:x2="18.563cm" svg:y2="9.63cm">
          <text:p/>
        </draw:line>
        <draw:line draw:style-name="gr29" draw:text-style-name="P4" draw:layer="layout" svg:x1="9.626cm" svg:y1="8.38cm" svg:x2="18.562cm" svg:y2="8.38cm">
          <text:p/>
        </draw:line>
        <draw:line draw:style-name="gr29" draw:text-style-name="P4" draw:layer="layout" svg:x1="9.626cm" svg:y1="8.38cm" svg:x2="9.626cm" svg:y2="5.067cm">
          <text:p/>
        </draw:line>
        <draw:line draw:style-name="gr29" draw:text-style-name="P4" draw:layer="layout" svg:x1="10.688cm" svg:y1="5.067cm" svg:x2="9.626cm" svg:y2="5.068cm">
          <text:p/>
        </draw:line>
        <draw:custom-shape draw:style-name="gr25" draw:text-style-name="P1" draw:layer="layout" svg:width="2.013cm" svg:height="0.563cm" draw:transform="rotate (1.5707963267949) translate (15.84cm 14.851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2cm" svg:y="13.012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3cm" svg:y="14.081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15.652cm" svg:y="13.575cm">
          <draw:text-box>
            <text:p text:style-name="P2"><text:span text:style-name="T1">01</text:span></text:p>
          </draw:text-box>
        </draw:frame>
        <draw:line draw:style-name="gr26" draw:text-style-name="P4" draw:layer="layout" svg:x1="14.876cm" svg:y1="13.876cm" svg:x2="15.813cm" svg:y2="13.876cm">
          <text:p/>
        </draw:line>
        <draw:frame draw:style-name="gr22" draw:text-style-name="P3" draw:layer="layout" svg:width="1.25cm" svg:height="0.887cm" svg:x="14.563cm" svg:y="13.301cm">
          <draw:text-box>
            <text:p text:style-name="P2"><text:span text:style-name="T1">32’</text:span><text:span text:style-name="T1">b0</text:span></text:p>
          </draw:text-box>
        </draw:frame>
        <draw:line draw:style-name="gr26" draw:text-style-name="P4" draw:layer="layout" svg:x1="16.437cm" svg:y1="13.875cm" svg:x2="17.125cm" svg:y2="13.875cm">
          <text:p/>
        </draw:line>
        <draw:line draw:style-name="gr26" draw:text-style-name="P4" draw:layer="layout" svg:x1="18.376cm" svg:y1="14.563cm" svg:x2="26.313cm" svg:y2="14.563cm">
          <text:p/>
        </draw:line>
        <draw:line draw:style-name="gr26" draw:text-style-name="P4" draw:layer="layout" svg:x1="26.313cm" svg:y1="14.563cm" svg:x2="26.313cm" svg:y2="11.376cm">
          <text:p/>
        </draw:line>
        <draw:line draw:style-name="gr26" draw:text-style-name="P4" draw:layer="layout" svg:x1="26.751cm" svg:y1="11.376cm" svg:x2="26.313cm" svg:y2="11.377cm">
          <text:p/>
        </draw:line>
        <draw:frame draw:style-name="gr22" draw:text-style-name="P3" draw:layer="layout" svg:width="2.25cm" svg:height="0.887cm" svg:x="11.734cm" svg:y="4.757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line draw:style-name="gr30" draw:text-style-name="P4" draw:layer="layout" svg:x1="13.943cm" svg:y1="5.217cm" svg:x2="16.13cm" svg:y2="5.217cm">
          <text:p/>
        </draw:line>
        <draw:line draw:style-name="gr30" draw:text-style-name="P4" draw:layer="layout" svg:x1="16.13cm" svg:y1="12.88cm" svg:x2="16.131cm" svg:y2="5.217cm">
          <text:p/>
        </draw:line>
        <draw:frame draw:style-name="gr20" draw:text-style-name="P3" draw:layer="layout" svg:width="1.375cm" svg:height="0.677cm" svg:x="10.541cm" svg:y="5.143cm">
          <draw:text-box>
            <text:p text:style-name="P2"><text:span text:style-name="T1">alu</text:span><text:span text:style-name="T1">_lb</text:span></text:p>
          </draw:text-box>
        </draw:frame>
        <draw:line draw:style-name="gr29" draw:text-style-name="P4" draw:layer="layout" svg:x1="18.875cm" svg:y1="8.192cm" svg:x2="18.875cm" svg:y2="9.93cm">
          <text:p/>
        </draw:line>
        <draw:line draw:style-name="gr29" draw:text-style-name="P4" draw:layer="layout" svg:x1="18.376cm" svg:y1="9.93cm" svg:x2="18.875cm" svg:y2="9.93cm">
          <text:p/>
        </draw:line>
        <draw:line draw:style-name="gr29" draw:text-style-name="P4" draw:layer="layout" svg:x1="10.125cm" svg:y1="8.18cm" svg:x2="18.875cm" svg:y2="8.18cm">
          <text:p/>
        </draw:line>
        <draw:line draw:style-name="gr29" draw:text-style-name="P4" draw:layer="layout" svg:x1="10.125cm" svg:y1="8.18cm" svg:x2="10.125cm" svg:y2="5.505cm">
          <text:p/>
        </draw:line>
        <draw:line draw:style-name="gr29" draw:text-style-name="P4" draw:layer="layout" svg:x1="10.625cm" svg:y1="5.505cm" svg:x2="10.125cm" svg:y2="5.506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</draw:page>
      <draw:page draw:name="PARTIAL_STORE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</text:span><text:span text:style-name="T1">tru</text:span><text:span text:style-name="T1">cti</text:span><text:span text:style-name="T1">on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</text:span><text:span text:style-name="T1">gis</text:span><text:span text:style-name="T1">ter</text:span></text:p>
            <text:p text:style-name="P5"><text:span text:style-name="T1">Fil</text:span><text:span text:style-name="T1">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</text:span><text:span text:style-name="T1">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</text:span><text:span text:style-name="T1">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</text:span><text:span text:style-name="T1">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</text:span><text:span text:style-name="T1">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7" draw:layer="layout" svg:width="2.188cm" svg:height="0.962cm" draw:transform="rotate (1.5707963267949) translate (17.387cm 11.425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a</text:span><text:span text:style-name="T1">ta</text:span></text:p>
            <text:p text:style-name="P5"><text:span text:style-name="T1">Me</text:span><text:span text:style-name="T1">mo</text:span><text:span text:style-name="T1">r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frame draw:style-name="gr16" draw:text-style-name="P3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</text:span><text:span text:style-name="T1">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</text:span><text:span text:style-name="T1">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</text:span><text:span text:style-name="T1">_sr</text:span><text:span text:style-name="T1">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</text:span><text:span text:style-name="T1">B_</text:span><text:span text:style-name="T1">sr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</text:span><text:span text:style-name="T1">U_</text:span><text:span text:style-name="T1">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</text:span><text:span text:style-name="T1">U_</text:span><text:span text:style-name="T1">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</text:span><text:span text:style-name="T1">c_</text:span><text:span text:style-name="T1">ad</text:span><text:span text:style-name="T1">d_</text:span><text:span text:style-name="T1">sr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</text:span><text:span text:style-name="T1">m_</text:span><text:span text:style-name="T1">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</text:span><text:span text:style-name="T1">m_</text:span><text:span text:style-name="T1">wri</text:span><text:span text:style-name="T1">t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8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7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</text:span><text:span text:style-name="T1">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062cm" svg:x2="19.75cm" svg:y2="12.062cm">
          <text:p/>
        </draw:line>
        <draw:line draw:style-name="gr26" draw:text-style-name="P4" draw:layer="layout" svg:x1="19.238cm" svg:y1="12.06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25cm" svg:x2="26.75cm" svg:y2="10.25cm">
          <text:p/>
        </draw:line>
        <draw:line draw:style-name="gr26" draw:text-style-name="P4" draw:layer="layout" svg:x1="25.875cm" svg:y1="9.65cm" svg:x2="26.751cm" svg:y2="9.65cm">
          <text:p/>
        </draw:line>
        <draw:line draw:style-name="gr26" draw:text-style-name="P4" draw:layer="layout" svg:x1="25.875cm" svg:y1="9.65cm" svg:x2="25.875cm" svg:y2="8.937cm">
          <text:p/>
        </draw:line>
        <draw:line draw:style-name="gr26" draw:text-style-name="P4" draw:layer="layout" svg:x1="19.25cm" svg:y1="8.938cm" svg:x2="25.87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5.875cm" svg:y2="17.437cm">
          <text:p/>
        </draw:line>
        <draw:line draw:style-name="gr26" draw:text-style-name="P4" draw:layer="layout" svg:x1="25.875cm" svg:y1="17.437cm" svg:x2="25.875cm" svg:y2="10.75cm">
          <text:p/>
        </draw:line>
        <draw:line draw:style-name="gr26" draw:text-style-name="P4" draw:layer="layout" svg:x1="25.875cm" svg:y1="10.75cm" svg:x2="26.751cm" svg:y2="10.75cm">
          <text:p/>
        </draw:line>
        <draw:line draw:style-name="gr26" draw:text-style-name="P4" draw:layer="layout" svg:x1="18.375cm" svg:y1="14.562cm" svg:x2="26.312cm" svg:y2="14.562cm">
          <text:p/>
        </draw:line>
        <draw:line draw:style-name="gr26" draw:text-style-name="P4" draw:layer="layout" svg:x1="26.312cm" svg:y1="14.562cm" svg:x2="26.312cm" svg:y2="11.375cm">
          <text:p/>
        </draw:line>
        <draw:line draw:style-name="gr26" draw:text-style-name="P4" draw:layer="layout" svg:x1="26.75cm" svg:y1="11.375cm" svg:x2="26.312cm" svg:y2="11.376cm">
          <text:p/>
        </draw:line>
        <draw:line draw:style-name="gr26" draw:text-style-name="P4" draw:layer="layout" svg:x1="27.75cm" svg:y1="10.476cm" svg:x2="27.312cm" svg:y2="10.477cm">
          <text:p/>
        </draw:line>
        <draw:line draw:style-name="gr26" draw:text-style-name="P4" draw:layer="layout" svg:x1="27.75cm" svg:y1="10.477cm" svg:x2="27.75cm" svg:y2="17.875cm">
          <text:p/>
        </draw:line>
        <draw:line draw:style-name="gr26" draw:text-style-name="P4" draw:layer="layout" svg:x1="10cm" svg:y1="17.875cm" svg:x2="27.75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062cm" svg:y2="4.025cm">
          <text:p/>
        </draw:line>
        <draw:line draw:style-name="gr30" draw:text-style-name="P4" draw:layer="layout" svg:x1="27.062cm" svg:y1="9.312cm" svg:x2="27.062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375cm" svg:y2="11.75cm">
          <text:p/>
        </draw:line>
        <draw:line draw:style-name="gr26" draw:text-style-name="P4" draw:layer="layout" svg:x1="22.563cm" svg:y1="12.751cm" svg:x2="23.188cm" svg:y2="12.751cm">
          <text:p/>
        </draw:line>
        <draw:line draw:style-name="gr26" draw:text-style-name="P4" draw:layer="layout" svg:x1="22.564cm" svg:y1="12.751cm" svg:x2="22.562cm" svg:y2="12.3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3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</text:span><text:span text:style-name="T1">co</text:span><text:span text:style-name="T1">der</text:span></text:p>
          </draw:text-box>
        </draw:frame>
        <draw:frame draw:style-name="gr35" draw:text-style-name="P3" draw:layer="layout" svg:width="1.563cm" svg:height="0.875cm" svg:x="19.562cm" svg:y="11.875cm">
          <draw:text-box>
            <text:p text:style-name="P2"><text:span text:style-name="T1">Alu</text:span><text:span text:style-name="T1">_re</text:span><text:span text:style-name="T1">s</text:span></text:p>
          </draw:text-box>
        </draw:frame>
        <draw:frame draw:style-name="gr36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87cm" svg:y="11.438cm">
          <draw:text-box>
            <text:p text:style-name="P2"><text:span text:style-name="T1">Ma</text:span><text:span text:style-name="T1">sk</text:span></text:p>
          </draw:text-box>
        </draw:frame>
        <draw:frame draw:style-name="gr2" draw:text-style-name="P3" draw:layer="layout" svg:width="1.25cm" svg:height="0.569cm" svg:x="21.187cm" svg:y="12.056cm">
          <draw:text-box>
            <text:p text:style-name="P2"><text:span text:style-name="T1">Da</text:span><text:span text:style-name="T1">ta</text:span></text:p>
          </draw:text-box>
        </draw:frame>
        <draw:frame draw:style-name="gr37" draw:text-style-name="P3" draw:layer="layout" svg:width="1.938cm" svg:height="1.059cm" svg:x="19.5cm" svg:y="12.441cm">
          <draw:text-box>
            <text:p text:style-name="P2"><text:span text:style-name="T1">Re</text:span><text:span text:style-name="T1">g_r</text:span><text:span text:style-name="T1">ea</text:span><text:span text:style-name="T1">d</text:span></text:p>
          </draw:text-box>
        </draw:frame>
        <draw:line draw:style-name="gr26" draw:text-style-name="P4" draw:layer="layout" svg:x1="22.25cm" svg:y1="12.375cm" svg:x2="22.562cm" svg:y2="12.375cm">
          <text:p/>
        </draw:line>
      </draw:page>
      <draw:page draw:name="PARTIAL LOADS" draw:style-name="dp1" draw:master-page-name="Standard">
        <draw:custom-shape draw:style-name="gr1" draw:text-style-name="P1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3" draw:text-style-name="P1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612cm" svg:y1="9.262cm" svg:x2="4.3cm" svg:y2="9.074cm">
          <text:p/>
        </draw:line>
        <draw:line draw:style-name="gr4" draw:text-style-name="P4" draw:layer="layout" svg:x1="4.612cm" svg:y1="9.262cm" svg:x2="4.925cm" svg:y2="9.074cm">
          <text:p/>
        </draw:line>
        <draw:custom-shape draw:style-name="gr5" draw:text-style-name="P1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2" draw:text-style-name="P3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2" draw:text-style-name="P3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4" draw:text-style-name="P4" draw:layer="layout" svg:x1="6.674cm" svg:y1="8.887cm" svg:x2="6.362cm" svg:y2="8.699cm">
          <text:p/>
        </draw:line>
        <draw:line draw:style-name="gr4" draw:text-style-name="P4" draw:layer="layout" svg:x1="6.674cm" svg:y1="8.887cm" svg:x2="6.987cm" svg:y2="8.699cm">
          <text:p/>
        </draw:line>
        <draw:custom-shape draw:style-name="gr7" draw:text-style-name="P1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9" draw:text-style-name="P3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9" draw:text-style-name="P3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9" draw:text-style-name="P3" draw:layer="layout" svg:width="2.204cm" svg:height="0.941cm" svg:x="11.659cm" svg:y="8.449cm">
          <draw:text-box>
            <text:p text:style-name="P2"><text:span text:style-name="T1">W</text:span><text:span text:style-name="T1">E3</text:span></text:p>
          </draw:text-box>
        </draw:frame>
        <draw:frame draw:style-name="gr10" draw:text-style-name="P3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4" draw:text-style-name="P4" draw:layer="layout" svg:x1="11.151cm" svg:y1="8.887cm" svg:x2="10.839cm" svg:y2="8.699cm">
          <text:p/>
        </draw:line>
        <draw:line draw:style-name="gr4" draw:text-style-name="P4" draw:layer="layout" svg:x1="11.151cm" svg:y1="8.887cm" svg:x2="11.464cm" svg:y2="8.699cm">
          <text:p/>
        </draw:line>
        <draw:frame draw:style-name="gr9" draw:text-style-name="P3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9" draw:text-style-name="P3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10" draw:text-style-name="P3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1" draw:text-style-name="P4" draw:layer="layout" svg:x1="10.625cm" svg:y1="15.352cm" svg:x2="10.625cm" svg:y2="15.858cm">
          <text:p/>
        </draw:line>
        <draw:line draw:style-name="gr11" draw:text-style-name="P4" draw:layer="layout" svg:x1="13.601cm" svg:y1="14.774cm" svg:x2="13.601cm" svg:y2="15.858cm">
          <text:p/>
        </draw:line>
        <draw:line draw:style-name="gr11" draw:text-style-name="P4" draw:layer="layout" svg:x1="10.625cm" svg:y1="15.858cm" svg:x2="13.601cm" svg:y2="15.858cm">
          <text:p/>
        </draw:line>
        <draw:line draw:style-name="gr11" draw:text-style-name="P4" draw:layer="layout" svg:x1="10.625cm" svg:y1="15.352cm" svg:x2="13.601cm" svg:y2="14.774cm">
          <text:p/>
        </draw:line>
        <draw:frame draw:style-name="gr12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1" draw:text-style-name="P4" draw:layer="layout" svg:x1="17.137cm" svg:y1="13.062cm" svg:x2="17.137cm" svg:y2="14.437cm">
          <text:p/>
        </draw:line>
        <draw:line draw:style-name="gr11" draw:text-style-name="P4" draw:layer="layout" svg:x1="17.137cm" svg:y1="14.687cm" svg:x2="17.137cm" svg:y2="16.062cm">
          <text:p/>
        </draw:line>
        <draw:line draw:style-name="gr11" draw:text-style-name="P4" draw:layer="layout" svg:x1="17.137cm" svg:y1="14.688cm" svg:x2="17.387cm" svg:y2="14.562cm">
          <text:p/>
        </draw:line>
        <draw:line draw:style-name="gr11" draw:text-style-name="P4" draw:layer="layout" svg:x1="17.137cm" svg:y1="14.437cm" svg:x2="17.387cm" svg:y2="14.562cm">
          <text:p/>
        </draw:line>
        <draw:line draw:style-name="gr11" draw:text-style-name="P4" draw:layer="layout" svg:x1="17.137cm" svg:y1="13.062cm" svg:x2="18.387cm" svg:y2="13.687cm">
          <text:p/>
        </draw:line>
        <draw:line draw:style-name="gr11" draw:text-style-name="P4" draw:layer="layout" svg:x1="17.137cm" svg:y1="16.062cm" svg:x2="18.387cm" svg:y2="15.437cm">
          <text:p/>
        </draw:line>
        <draw:line draw:style-name="gr11" draw:text-style-name="P4" draw:layer="layout" svg:x1="18.387cm" svg:y1="13.687cm" svg:x2="18.387cm" svg:y2="15.437cm">
          <text:p/>
        </draw:line>
        <draw:frame draw:style-name="gr13" draw:text-style-name="P7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1" draw:text-style-name="P4" draw:layer="layout" svg:x1="17.137cm" svg:y1="8.862cm" svg:x2="17.137cm" svg:y2="10.237cm">
          <text:p/>
        </draw:line>
        <draw:line draw:style-name="gr11" draw:text-style-name="P4" draw:layer="layout" svg:x1="17.137cm" svg:y1="10.487cm" svg:x2="17.137cm" svg:y2="11.862cm">
          <text:p/>
        </draw:line>
        <draw:line draw:style-name="gr11" draw:text-style-name="P4" draw:layer="layout" svg:x1="17.137cm" svg:y1="10.488cm" svg:x2="17.387cm" svg:y2="10.362cm">
          <text:p/>
        </draw:line>
        <draw:line draw:style-name="gr11" draw:text-style-name="P4" draw:layer="layout" svg:x1="17.137cm" svg:y1="10.237cm" svg:x2="17.387cm" svg:y2="10.362cm">
          <text:p/>
        </draw:line>
        <draw:line draw:style-name="gr11" draw:text-style-name="P4" draw:layer="layout" svg:x1="17.137cm" svg:y1="8.862cm" svg:x2="18.387cm" svg:y2="9.487cm">
          <text:p/>
        </draw:line>
        <draw:line draw:style-name="gr11" draw:text-style-name="P4" draw:layer="layout" svg:x1="17.137cm" svg:y1="11.862cm" svg:x2="18.387cm" svg:y2="11.237cm">
          <text:p/>
        </draw:line>
        <draw:line draw:style-name="gr11" draw:text-style-name="P4" draw:layer="layout" svg:x1="18.387cm" svg:y1="9.487cm" svg:x2="18.387cm" svg:y2="11.237cm">
          <text:p/>
        </draw:line>
        <draw:frame draw:style-name="gr13" draw:text-style-name="P7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14" draw:text-style-name="P1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.062cm" svg:height="1.673cm" svg:x="23.224cm" svg:y="12.014cm">
          <draw:text-box>
            <text:p text:style-name="P5"><text:span text:style-name="T1">D</text:span><text:span text:style-name="T1">a</text:span><text:span text:style-name="T1">t</text:span><text:span text:style-name="T1">a</text:span></text:p>
            <text:p text:style-name="P5"><text:span text:style-name="T1">M</text:span><text:span text:style-name="T1">e</text:span><text:span text:style-name="T1">m</text:span><text:span text:style-name="T1">o</text:span><text:span text:style-name="T1">r</text:span><text:span text:style-name="T1">y</text:span></text:p>
          </draw:text-box>
        </draw:frame>
        <draw:frame draw:style-name="gr16" draw:text-style-name="P3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16" draw:text-style-name="P3" draw:layer="layout" svg:width="0.938cm" svg:height="0.79cm" svg:x="24.312cm" svg:y="9.697cm">
          <draw:text-box>
            <text:p text:style-name="P2"><text:span text:style-name="T1">RD</text:span></text:p>
          </draw:text-box>
        </draw:frame>
        <draw:frame draw:style-name="gr16" draw:text-style-name="P3" draw:layer="layout" svg:width="1.25cm" svg:height="0.79cm" svg:x="23.937cm" svg:y="9.062cm">
          <draw:text-box>
            <text:p text:style-name="P2"><text:span text:style-name="T1">W</text:span><text:span text:style-name="T1">E</text:span></text:p>
          </draw:text-box>
        </draw:frame>
        <draw:frame draw:style-name="gr16" draw:text-style-name="P3" draw:layer="layout" svg:width="1.25cm" svg:height="0.79cm" svg:x="22.937cm" svg:y="11.335cm">
          <draw:text-box>
            <text:p text:style-name="P2"><text:span text:style-name="T1">WD</text:span></text:p>
          </draw:text-box>
        </draw:frame>
        <draw:frame draw:style-name="gr16" draw:text-style-name="P3" draw:layer="layout" svg:width="1.25cm" svg:height="0.79cm" svg:x="22.875cm" svg:y="12.125cm">
          <draw:text-box>
            <text:p text:style-name="P2"><text:span text:style-name="T1">BE</text:span></text:p>
          </draw:text-box>
        </draw:frame>
        <draw:line draw:style-name="gr4" draw:text-style-name="P4" draw:layer="layout" svg:x1="23.599cm" svg:y1="9.426cm" svg:x2="23.287cm" svg:y2="9.238cm">
          <text:p/>
        </draw:line>
        <draw:line draw:style-name="gr4" draw:text-style-name="P4" draw:layer="layout" svg:x1="23.599cm" svg:y1="9.426cm" svg:x2="23.912cm" svg:y2="9.238cm">
          <text:p/>
        </draw:line>
        <draw:custom-shape draw:style-name="gr17" draw:text-style-name="P1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2" draw:text-style-name="P3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2" draw:text-style-name="P3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2" draw:text-style-name="P3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9" draw:text-style-name="P3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20" draw:text-style-name="P3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21" draw:text-style-name="P3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21" draw:text-style-name="P3" draw:layer="layout" svg:width="1.501cm" svg:height="0.574cm" svg:x="12.417cm" svg:y="3.713cm">
          <draw:text-box>
            <text:p text:style-name="P2"><text:span text:style-name="T1">W</text:span><text:span text:style-name="T1">B</text:span><text:span text:style-name="T1">_</text:span><text:span text:style-name="T1">s</text:span><text:span text:style-name="T1">r</text:span><text:span text:style-name="T1">c</text:span></text:p>
          </draw:text-box>
        </draw:frame>
        <draw:frame draw:style-name="gr22" draw:text-style-name="P3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22" draw:text-style-name="P3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22" draw:text-style-name="P3" draw:layer="layout" svg:width="2.25cm" svg:height="0.887cm" svg:x="11.729cm" svg:y="4.752cm">
          <draw:text-box>
            <text:p text:style-name="P2"><text:span text:style-name="T1">Sec_a</text:span><text:span text:style-name="T1">dd_sr</text:span><text:span text:style-name="T1">c</text:span></text:p>
          </draw:text-box>
        </draw:frame>
        <draw:frame draw:style-name="gr22" draw:text-style-name="P3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23" draw:text-style-name="P3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22" draw:text-style-name="P3" draw:layer="layout" svg:width="2.25cm" svg:height="0.887cm" svg:x="12.012cm" svg:y="5.99cm">
          <draw:text-box>
            <text:p text:style-name="P2"><text:span text:style-name="T1">mem_writ</text:span><text:span text:style-name="T1">e</text:span></text:p>
          </draw:text-box>
        </draw:frame>
        <draw:frame draw:style-name="gr2" draw:text-style-name="P3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24" draw:text-style-name="P1" draw:layer="layout" svg:width="2.563cm" svg:height="0.563cm" draw:transform="rotate (1.5707963267949) translate (27.4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27.25cm" svg:y="9.4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27.25cm" svg:y="9.9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27.251cm" svg:y="10.48cm">
          <draw:text-box>
            <text:p text:style-name="P2"><text:span text:style-name="T1">10</text:span></text:p>
          </draw:text-box>
        </draw:frame>
        <draw:frame draw:style-name="gr2" draw:text-style-name="P3" draw:layer="layout" svg:width="0.938cm" svg:height="0.569cm" svg:x="27.251cm" svg:y="11.043cm">
          <draw:text-box>
            <text:p text:style-name="P2"><text:span text:style-name="T1">11</text:span></text:p>
          </draw:text-box>
        </draw:frame>
        <draw:custom-shape draw:style-name="gr25" draw:text-style-name="P1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2" draw:text-style-name="P3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2" draw:text-style-name="P3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26" draw:text-style-name="P4" draw:layer="layout" svg:x1="13.625cm" svg:y1="15.312cm" svg:x2="17.125cm" svg:y2="15.312cm">
          <text:p/>
        </draw:line>
        <draw:line draw:style-name="gr11" draw:text-style-name="P4" draw:layer="layout" svg:x1="9.325cm" svg:y1="3.687cm" svg:x2="9.325cm" svg:y2="15.937cm">
          <text:p/>
        </draw:line>
        <draw:line draw:style-name="gr11" draw:text-style-name="P4" draw:layer="layout" svg:x1="8.225cm" svg:y1="9.658cm" svg:x2="9.312cm" svg:y2="9.658cm">
          <text:p/>
        </draw:line>
        <draw:line draw:style-name="gr27" draw:text-style-name="P4" draw:layer="layout" svg:x1="4.937cm" svg:y1="9.625cm" svg:x2="6.25cm" svg:y2="9.625cm">
          <text:p/>
        </draw:line>
        <draw:frame draw:style-name="gr2" draw:text-style-name="P8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27" draw:text-style-name="P4" draw:layer="layout" svg:x1="5.5cm" svg:y1="9.625cm" svg:x2="5.5cm" svg:y2="14.437cm">
          <text:p/>
        </draw:line>
        <draw:line draw:style-name="gr11" draw:text-style-name="P4" draw:layer="layout" svg:x1="6.125cm" svg:y1="13.712cm" svg:x2="6.125cm" svg:y2="15.087cm">
          <text:p/>
        </draw:line>
        <draw:line draw:style-name="gr11" draw:text-style-name="P4" draw:layer="layout" svg:x1="6.125cm" svg:y1="15.337cm" svg:x2="6.125cm" svg:y2="16.712cm">
          <text:p/>
        </draw:line>
        <draw:line draw:style-name="gr11" draw:text-style-name="P4" draw:layer="layout" svg:x1="6.125cm" svg:y1="15.338cm" svg:x2="6.375cm" svg:y2="15.212cm">
          <text:p/>
        </draw:line>
        <draw:line draw:style-name="gr11" draw:text-style-name="P4" draw:layer="layout" svg:x1="6.125cm" svg:y1="15.087cm" svg:x2="6.375cm" svg:y2="15.212cm">
          <text:p/>
        </draw:line>
        <draw:line draw:style-name="gr11" draw:text-style-name="P4" draw:layer="layout" svg:x1="6.125cm" svg:y1="13.712cm" svg:x2="7.375cm" svg:y2="14.337cm">
          <text:p/>
        </draw:line>
        <draw:line draw:style-name="gr11" draw:text-style-name="P4" draw:layer="layout" svg:x1="6.125cm" svg:y1="16.712cm" svg:x2="7.375cm" svg:y2="16.087cm">
          <text:p/>
        </draw:line>
        <draw:line draw:style-name="gr11" draw:text-style-name="P4" draw:layer="layout" svg:x1="7.375cm" svg:y1="14.337cm" svg:x2="7.375cm" svg:y2="16.087cm">
          <text:p/>
        </draw:line>
        <draw:frame draw:style-name="gr13" draw:text-style-name="P7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27" draw:text-style-name="P4" draw:layer="layout" svg:x1="6.125cm" svg:y1="14.437cm" svg:x2="5.5cm" svg:y2="14.437cm">
          <text:p/>
        </draw:line>
        <draw:line draw:style-name="gr27" draw:text-style-name="P4" draw:layer="layout" svg:x1="15.812cm" svg:y1="13.312cm" svg:x2="5.5cm" svg:y2="13.312cm">
          <text:p/>
        </draw:line>
        <draw:line draw:style-name="gr26" draw:text-style-name="P4" draw:layer="layout" svg:x1="14.875cm" svg:y1="13.875cm" svg:x2="15.812cm" svg:y2="13.875cm">
          <text:p/>
        </draw:line>
        <draw:frame draw:style-name="gr22" draw:text-style-name="P3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22" draw:text-style-name="P3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26" draw:text-style-name="P4" draw:layer="layout" svg:x1="5.336cm" svg:y1="16cm" svg:x2="6.125cm" svg:y2="16cm">
          <text:p/>
        </draw:line>
        <draw:line draw:style-name="gr26" draw:text-style-name="P4" draw:layer="layout" svg:x1="7.362cm" svg:y1="15.125cm" svg:x2="8.375cm" svg:y2="15.125cm">
          <text:p/>
        </draw:line>
        <draw:line draw:style-name="gr26" draw:text-style-name="P4" draw:layer="layout" svg:x1="8.375cm" svg:y1="17.437cm" svg:x2="8.376cm" svg:y2="15.125cm">
          <text:p/>
        </draw:line>
        <draw:line draw:style-name="gr26" draw:text-style-name="P4" draw:layer="layout" svg:x1="8.376cm" svg:y1="17.437cm" svg:x2="1.875cm" svg:y2="17.437cm">
          <text:p/>
        </draw:line>
        <draw:line draw:style-name="gr26" draw:text-style-name="P4" draw:layer="layout" svg:x1="1.876cm" svg:y1="17.437cm" svg:x2="1.879cm" svg:y2="9.437cm">
          <text:p/>
        </draw:line>
        <draw:line draw:style-name="gr26" draw:text-style-name="P4" draw:layer="layout" svg:x1="1.875cm" svg:y1="9.425cm" svg:x2="2.437cm" svg:y2="9.425cm">
          <text:p/>
        </draw:line>
        <draw:line draw:style-name="gr26" draw:text-style-name="P4" draw:layer="layout" svg:x1="13.725cm" svg:y1="9.612cm" svg:x2="17.125cm" svg:y2="9.612cm">
          <text:p/>
        </draw:line>
        <draw:custom-shape draw:style-name="gr1" draw:text-style-name="P1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2" draw:text-style-name="P3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26" draw:text-style-name="P4" draw:layer="layout" svg:x1="16.399cm" svg:y1="13.9cm" svg:x2="17.125cm" svg:y2="13.9cm">
          <text:p/>
        </draw:line>
        <draw:line draw:style-name="gr26" draw:text-style-name="P4" draw:layer="layout" svg:x1="13.699cm" svg:y1="10.8cm" svg:x2="14.425cm" svg:y2="10.8cm">
          <text:p/>
        </draw:line>
        <draw:line draw:style-name="gr26" draw:text-style-name="P4" draw:layer="layout" svg:x1="13.699cm" svg:y1="10.8cm" svg:x2="15.187cm" svg:y2="10.8cm">
          <text:p/>
        </draw:line>
        <draw:line draw:style-name="gr26" draw:text-style-name="P4" draw:layer="layout" svg:x1="14.012cm" svg:y1="15.312cm" svg:x2="14.012cm" svg:y2="11.375cm">
          <text:p/>
        </draw:line>
        <draw:line draw:style-name="gr26" draw:text-style-name="P4" draw:layer="layout" svg:x1="14.562cm" svg:y1="14.375cm" svg:x2="14.562cm" svg:y2="9.625cm">
          <text:p/>
        </draw:line>
        <draw:line draw:style-name="gr26" draw:text-style-name="P4" draw:layer="layout" svg:x1="14.562cm" svg:y1="14.375cm" svg:x2="15.812cm" svg:y2="14.375cm">
          <text:p/>
        </draw:line>
        <draw:line draw:style-name="gr26" draw:text-style-name="P4" draw:layer="layout" svg:x1="14cm" svg:y1="11.375cm" svg:x2="15.187cm" svg:y2="11.375cm">
          <text:p/>
        </draw:line>
        <draw:line draw:style-name="gr26" draw:text-style-name="P4" draw:layer="layout" svg:x1="15.812cm" svg:y1="11.125cm" svg:x2="17.125cm" svg:y2="11.125cm">
          <text:p/>
        </draw:line>
        <draw:line draw:style-name="gr26" draw:text-style-name="P4" draw:layer="layout" svg:x1="18.374cm" svg:y1="10.25cm" svg:x2="23.125cm" svg:y2="10.25cm">
          <text:p/>
        </draw:line>
        <draw:line draw:style-name="gr26" draw:text-style-name="P4" draw:layer="layout" svg:x1="19.25cm" svg:y1="12.312cm" svg:x2="19.75cm" svg:y2="12.312cm">
          <text:p/>
        </draw:line>
        <draw:line draw:style-name="gr26" draw:text-style-name="P4" draw:layer="layout" svg:x1="19.238cm" svg:y1="12.312cm" svg:x2="19.237cm" svg:y2="10.25cm">
          <text:p/>
        </draw:line>
        <draw:line draw:style-name="gr26" draw:text-style-name="P4" draw:layer="layout" svg:x1="22.274cm" svg:y1="11.687cm" svg:x2="23.187cm" svg:y2="11.687cm">
          <text:p/>
        </draw:line>
        <draw:line draw:style-name="gr26" draw:text-style-name="P4" draw:layer="layout" svg:x1="25.187cm" svg:y1="10.062cm" svg:x2="25.75cm" svg:y2="10.062cm">
          <text:p/>
        </draw:line>
        <draw:line draw:style-name="gr26" draw:text-style-name="P4" draw:layer="layout" svg:x1="27.125cm" svg:y1="9.65cm" svg:x2="27.451cm" svg:y2="9.65cm">
          <text:p/>
        </draw:line>
        <draw:line draw:style-name="gr26" draw:text-style-name="P4" draw:layer="layout" svg:x1="27.125cm" svg:y1="9.65cm" svg:x2="27.125cm" svg:y2="8.937cm">
          <text:p/>
        </draw:line>
        <draw:line draw:style-name="gr26" draw:text-style-name="P4" draw:layer="layout" svg:x1="19.25cm" svg:y1="8.938cm" svg:x2="27.125cm" svg:y2="8.938cm">
          <text:p/>
        </draw:line>
        <draw:line draw:style-name="gr26" draw:text-style-name="P4" draw:layer="layout" svg:x1="19.237cm" svg:y1="8.938cm" svg:x2="19.237cm" svg:y2="10.25cm">
          <text:p/>
        </draw:line>
        <draw:line draw:style-name="gr26" draw:text-style-name="P4" draw:layer="layout" svg:x1="8.375cm" svg:y1="17.437cm" svg:x2="26.937cm" svg:y2="17.437cm">
          <text:p/>
        </draw:line>
        <draw:line draw:style-name="gr26" draw:text-style-name="P4" draw:layer="layout" svg:x1="26.937cm" svg:y1="17.437cm" svg:x2="26.937cm" svg:y2="10.75cm">
          <text:p/>
        </draw:line>
        <draw:line draw:style-name="gr26" draw:text-style-name="P4" draw:layer="layout" svg:x1="26.937cm" svg:y1="10.75cm" svg:x2="27.451cm" svg:y2="10.75cm">
          <text:p/>
        </draw:line>
        <draw:line draw:style-name="gr26" draw:text-style-name="P4" draw:layer="layout" svg:x1="18.375cm" svg:y1="14.562cm" svg:x2="27.25cm" svg:y2="14.562cm">
          <text:p/>
        </draw:line>
        <draw:line draw:style-name="gr26" draw:text-style-name="P4" draw:layer="layout" svg:x1="27.25cm" svg:y1="14.562cm" svg:x2="27.25cm" svg:y2="11.375cm">
          <text:p/>
        </draw:line>
        <draw:line draw:style-name="gr26" draw:text-style-name="P4" draw:layer="layout" svg:x1="27.45cm" svg:y1="11.375cm" svg:x2="27.25cm" svg:y2="11.375cm">
          <text:p/>
        </draw:line>
        <draw:line draw:style-name="gr26" draw:text-style-name="P4" draw:layer="layout" svg:x1="28.45cm" svg:y1="10.476cm" svg:x2="28.012cm" svg:y2="10.477cm">
          <text:p/>
        </draw:line>
        <draw:line draw:style-name="gr26" draw:text-style-name="P4" draw:layer="layout" svg:x1="28.45cm" svg:y1="10.477cm" svg:x2="28.45cm" svg:y2="17.875cm">
          <text:p/>
        </draw:line>
        <draw:line draw:style-name="gr26" draw:text-style-name="P4" draw:layer="layout" svg:x1="10cm" svg:y1="17.875cm" svg:x2="28.437cm" svg:y2="17.875cm">
          <text:p/>
        </draw:line>
        <draw:line draw:style-name="gr26" draw:text-style-name="P4" draw:layer="layout" svg:x1="10cm" svg:y1="17.875cm" svg:x2="10cm" svg:y2="12.125cm">
          <text:p/>
        </draw:line>
        <draw:line draw:style-name="gr26" draw:text-style-name="P4" draw:layer="layout" svg:x1="10.625cm" svg:y1="12.125cm" svg:x2="10cm" svg:y2="12.125cm">
          <text:p/>
        </draw:line>
        <draw:line draw:style-name="gr26" draw:text-style-name="P4" draw:layer="layout" svg:x1="19.5cm" svg:y1="14.562cm" svg:x2="19.5cm" svg:y2="18.437cm">
          <text:p/>
        </draw:line>
        <draw:line draw:style-name="gr26" draw:text-style-name="P4" draw:layer="layout" svg:x1="1.562cm" svg:y1="18.462cm" svg:x2="19.5cm" svg:y2="18.462cm">
          <text:p/>
        </draw:line>
        <draw:line draw:style-name="gr26" draw:text-style-name="P4" draw:layer="layout" svg:x1="1.562cm" svg:y1="18.5cm" svg:x2="1.562cm" svg:y2="9.937cm">
          <text:p/>
        </draw:line>
        <draw:line draw:style-name="gr26" draw:text-style-name="P4" draw:layer="layout" svg:x1="1.562cm" svg:y1="9.925cm" svg:x2="2.437cm" svg:y2="9.925cm">
          <text:p/>
        </draw:line>
        <draw:line draw:style-name="gr26" draw:text-style-name="P4" draw:layer="layout" svg:x1="3cm" svg:y1="9.687cm" svg:x2="4.312cm" svg:y2="9.687cm">
          <text:p/>
        </draw:line>
        <draw:line draw:style-name="gr26" draw:text-style-name="P4" draw:layer="layout" svg:x1="10.625cm" svg:y1="11.687cm" svg:x2="9.312cm" svg:y2="11.687cm">
          <text:p/>
        </draw:line>
        <draw:line draw:style-name="gr26" draw:text-style-name="P4" draw:layer="layout" svg:x1="10.626cm" svg:y1="10.787cm" svg:x2="9.313cm" svg:y2="10.787cm">
          <text:p/>
        </draw:line>
        <draw:line draw:style-name="gr26" draw:text-style-name="P4" draw:layer="layout" svg:x1="10.687cm" svg:y1="3.787cm" svg:x2="9.316cm" svg:y2="3.787cm">
          <text:p/>
        </draw:line>
        <draw:line draw:style-name="gr28" draw:text-style-name="P4" draw:layer="layout" svg:x1="10.688cm" svg:y1="4.287cm" svg:x2="9.317cm" svg:y2="4.287cm">
          <text:p/>
        </draw:line>
        <draw:line draw:style-name="gr26" draw:text-style-name="P4" draw:layer="layout" svg:x1="10.688cm" svg:y1="4.587cm" svg:x2="9.317cm" svg:y2="4.587cm">
          <text:p/>
        </draw:line>
        <draw:line draw:style-name="gr29" draw:text-style-name="P4" draw:layer="layout" svg:x1="18.562cm" svg:y1="8.375cm" svg:x2="18.562cm" svg:y2="9.625cm">
          <text:p/>
        </draw:line>
        <draw:line draw:style-name="gr29" draw:text-style-name="P4" draw:layer="layout" svg:x1="18.375cm" svg:y1="9.625cm" svg:x2="18.562cm" svg:y2="9.625cm">
          <text:p/>
        </draw:line>
        <draw:line draw:style-name="gr29" draw:text-style-name="P4" draw:layer="layout" svg:x1="18.875cm" svg:y1="8.187cm" svg:x2="18.875cm" svg:y2="9.925cm">
          <text:p/>
        </draw:line>
        <draw:line draw:style-name="gr29" draw:text-style-name="P4" draw:layer="layout" svg:x1="18.376cm" svg:y1="9.925cm" svg:x2="18.875cm" svg:y2="9.925cm">
          <text:p/>
        </draw:line>
        <draw:line draw:style-name="gr29" draw:text-style-name="P4" draw:layer="layout" svg:x1="9.625cm" svg:y1="8.375cm" svg:x2="18.561cm" svg:y2="8.375cm">
          <text:p/>
        </draw:line>
        <draw:line draw:style-name="gr29" draw:text-style-name="P4" draw:layer="layout" svg:x1="9.625cm" svg:y1="8.375cm" svg:x2="9.625cm" svg:y2="5.062cm">
          <text:p/>
        </draw:line>
        <draw:line draw:style-name="gr29" draw:text-style-name="P4" draw:layer="layout" svg:x1="10.687cm" svg:y1="5.062cm" svg:x2="9.625cm" svg:y2="5.063cm">
          <text:p/>
        </draw:line>
        <draw:line draw:style-name="gr29" draw:text-style-name="P4" draw:layer="layout" svg:x1="10.125cm" svg:y1="8.175cm" svg:x2="18.875cm" svg:y2="8.175cm">
          <text:p/>
        </draw:line>
        <draw:line draw:style-name="gr29" draw:text-style-name="P4" draw:layer="layout" svg:x1="10.125cm" svg:y1="8.175cm" svg:x2="10.125cm" svg:y2="5.5cm">
          <text:p/>
        </draw:line>
        <draw:line draw:style-name="gr29" draw:text-style-name="P4" draw:layer="layout" svg:x1="10.625cm" svg:y1="5.5cm" svg:x2="10.125cm" svg:y2="5.501cm">
          <text:p/>
        </draw:line>
        <draw:line draw:style-name="gr30" draw:text-style-name="P4" draw:layer="layout" svg:x1="13.937cm" svg:y1="3.625cm" svg:x2="15.312cm" svg:y2="3.625cm">
          <text:p/>
        </draw:line>
        <draw:line draw:style-name="gr30" draw:text-style-name="P4" draw:layer="layout" svg:x1="2.75cm" svg:y1="2.25cm" svg:x2="15.312cm" svg:y2="2.25cm">
          <text:p/>
        </draw:line>
        <draw:line draw:style-name="gr30" draw:text-style-name="P4" draw:layer="layout" svg:x1="15.312cm" svg:y1="2.25cm" svg:x2="15.313cm" svg:y2="3.625cm">
          <text:p/>
        </draw:line>
        <draw:line draw:style-name="gr30" draw:text-style-name="P4" draw:layer="layout" svg:x1="2.75cm" svg:y1="2.25cm" svg:x2="2.754cm" svg:y2="9cm">
          <text:p/>
        </draw:line>
        <draw:line draw:style-name="gr30" draw:text-style-name="P4" draw:layer="layout" svg:x1="13.938cm" svg:y1="4.025cm" svg:x2="27.75cm" svg:y2="4.025cm">
          <text:p/>
        </draw:line>
        <draw:line draw:style-name="gr30" draw:text-style-name="P4" draw:layer="layout" svg:x1="27.75cm" svg:y1="9.312cm" svg:x2="27.75cm" svg:y2="4.025cm">
          <text:p/>
        </draw:line>
        <draw:line draw:style-name="gr30" draw:text-style-name="P4" draw:layer="layout" svg:x1="13.938cm" svg:y1="4.425cm" svg:x2="17.812cm" svg:y2="4.425cm">
          <text:p/>
        </draw:line>
        <draw:line draw:style-name="gr30" draw:text-style-name="P4" draw:layer="layout" svg:x1="17.812cm" svg:y1="9.187cm" svg:x2="17.812cm" svg:y2="4.425cm">
          <text:p/>
        </draw:line>
        <draw:line draw:style-name="gr30" draw:text-style-name="P4" draw:layer="layout" svg:x1="13.938cm" svg:y1="4.812cm" svg:x2="15.562cm" svg:y2="4.812cm">
          <text:p/>
        </draw:line>
        <draw:line draw:style-name="gr30" draw:text-style-name="P4" draw:layer="layout" svg:x1="15.562cm" svg:y1="10.375cm" svg:x2="15.562cm" svg:y2="4.812cm">
          <text:p/>
        </draw:line>
        <draw:line draw:style-name="gr30" draw:text-style-name="P4" draw:layer="layout" svg:x1="13.938cm" svg:y1="5.212cm" svg:x2="16.125cm" svg:y2="5.212cm">
          <text:p/>
        </draw:line>
        <draw:line draw:style-name="gr30" draw:text-style-name="P4" draw:layer="layout" svg:x1="16.125cm" svg:y1="12.875cm" svg:x2="16.126cm" svg:y2="5.212cm">
          <text:p/>
        </draw:line>
        <draw:line draw:style-name="gr31" draw:text-style-name="P4" draw:layer="layout" svg:x1="13.939cm" svg:y1="5.612cm" svg:x2="14.5cm" svg:y2="5.612cm">
          <text:p/>
        </draw:line>
        <draw:line draw:style-name="gr30" draw:text-style-name="P4" draw:layer="layout" svg:x1="13.937cm" svg:y1="6.062cm" svg:x2="14.625cm" svg:y2="6.062cm">
          <text:p/>
        </draw:line>
        <draw:line draw:style-name="gr30" draw:text-style-name="P4" draw:layer="layout" svg:x1="14.625cm" svg:y1="8.5cm" svg:x2="14.625cm" svg:y2="6.062cm">
          <text:p/>
        </draw:line>
        <draw:line draw:style-name="gr30" draw:text-style-name="P4" draw:layer="layout" svg:x1="12.75cm" svg:y1="8.5cm" svg:x2="14.625cm" svg:y2="8.5cm">
          <text:p/>
        </draw:line>
        <draw:line draw:style-name="gr30" draw:text-style-name="P4" draw:layer="layout" svg:x1="12.75cm" svg:y1="8.687cm" svg:x2="12.75cm" svg:y2="8.499cm">
          <text:p/>
        </draw:line>
        <draw:line draw:style-name="gr31" draw:text-style-name="P4" draw:layer="layout" svg:x1="12.312cm" svg:y1="15cm" svg:x2="12.312cm" svg:y2="14.562cm">
          <text:p/>
        </draw:line>
        <draw:line draw:style-name="gr26" draw:text-style-name="P4" draw:layer="layout" svg:x1="10.625cm" svg:y1="15.587cm" svg:x2="9.318cm" svg:y2="15.587cm">
          <text:p/>
        </draw:line>
        <draw:line draw:style-name="gr26" draw:text-style-name="P4" draw:layer="layout" svg:x1="10.627cm" svg:y1="9.887cm" svg:x2="9.314cm" svg:y2="9.887cm">
          <text:p/>
        </draw:line>
        <draw:line draw:style-name="gr30" draw:text-style-name="P4" draw:layer="layout" svg:x1="13.937cm" svg:y1="6.462cm" svg:x2="24.5cm" svg:y2="6.462cm">
          <text:p/>
        </draw:line>
        <draw:line draw:style-name="gr30" draw:text-style-name="P4" draw:layer="layout" svg:x1="24.5cm" svg:y1="9.25cm" svg:x2="24.501cm" svg:y2="6.462cm">
          <text:p/>
        </draw:line>
        <draw:line draw:style-name="gr28" draw:text-style-name="P4" draw:layer="layout" svg:x1="19.75cm" svg:y1="11.75cm" svg:x2="19.437cm" svg:y2="11.75cm">
          <text:p/>
        </draw:line>
        <draw:line draw:style-name="gr26" draw:text-style-name="P4" draw:layer="layout" svg:x1="19.125cm" svg:y1="13cm" svg:x2="19.75cm" svg:y2="13cm">
          <text:p/>
        </draw:line>
        <draw:line draw:style-name="gr26" draw:text-style-name="P4" draw:layer="layout" svg:x1="19.126cm" svg:y1="13cm" svg:x2="19.126cm" svg:y2="12.563cm">
          <text:p/>
        </draw:line>
        <draw:line draw:style-name="gr26" draw:text-style-name="P4" draw:layer="layout" svg:x1="14.813cm" svg:y1="12.564cm" svg:x2="19.126cm" svg:y2="12.564cm">
          <text:p/>
        </draw:line>
        <draw:line draw:style-name="gr26" draw:text-style-name="P4" draw:layer="layout" svg:x1="14.814cm" svg:y1="12.564cm" svg:x2="14.813cm" svg:y2="10.813cm">
          <text:p/>
        </draw:line>
        <draw:custom-shape draw:style-name="gr33" draw:text-style-name="P1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</text:span><text:span text:style-name="T1">co</text:span><text:span text:style-name="T1">der</text:span></text:p>
          </draw:text-box>
        </draw:frame>
        <draw:frame draw:style-name="gr35" draw:text-style-name="P3" draw:layer="layout" svg:width="1.563cm" svg:height="0.875cm" svg:x="19.562cm" svg:y="11.875cm">
          <draw:text-box>
            <text:p text:style-name="P2"><text:span text:style-name="T1">Alu_r</text:span><text:span text:style-name="T1">es</text:span></text:p>
          </draw:text-box>
        </draw:frame>
        <draw:frame draw:style-name="gr36" draw:text-style-name="P3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" draw:text-style-name="P3" draw:layer="layout" svg:width="1.25cm" svg:height="0.569cm" svg:x="21.125cm" svg:y="12.181cm">
          <draw:text-box>
            <text:p text:style-name="P2"><text:span text:style-name="T1">Mask</text:span></text:p>
          </draw:text-box>
        </draw:frame>
        <draw:frame draw:style-name="gr2" draw:text-style-name="P3" draw:layer="layout" svg:width="1.25cm" svg:height="0.569cm" svg:x="21.062cm" svg:y="11.368cm">
          <draw:text-box>
            <text:p text:style-name="P2"><text:span text:style-name="T1">Data</text:span></text:p>
          </draw:text-box>
        </draw:frame>
        <draw:frame draw:style-name="gr37" draw:text-style-name="P3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26" draw:text-style-name="P4" draw:layer="layout" svg:x1="22.25cm" svg:y1="12.5cm" svg:x2="23.187cm" svg:y2="12.5cm">
          <text:p/>
        </draw:line>
        <draw:line draw:style-name="gr11" draw:text-style-name="P4" draw:layer="layout" svg:x1="25.75cm" svg:y1="9.875cm" svg:x2="25.75cm" svg:y2="10.625cm">
          <text:p/>
        </draw:line>
        <draw:line draw:style-name="gr11" draw:text-style-name="P4" draw:layer="layout" svg:x1="25.75cm" svg:y1="9.875cm" svg:x2="26.438cm" svg:y2="9.875cm">
          <text:p/>
        </draw:line>
        <draw:line draw:style-name="gr11" draw:text-style-name="P4" draw:layer="layout" svg:x1="25.75cm" svg:y1="10.625cm" svg:x2="26.438cm" svg:y2="10.625cm">
          <text:p/>
        </draw:line>
        <draw:ellipse draw:style-name="gr41" draw:text-style-name="P2" draw:layer="layout" svg:width="0.709cm" svg:height="0.75cm" svg:x="26.041cm" svg:y="9.875cm" draw:kind="arc" draw:start-angle="266.64" draw:end-angle="89.36">
          <text:p/>
        </draw:ellipse>
        <draw:line draw:style-name="gr26" draw:text-style-name="P4" draw:layer="layout" svg:x1="22.812cm" svg:y1="12.5cm" svg:x2="22.812cm" svg:y2="14.25cm">
          <text:p/>
        </draw:line>
        <draw:line draw:style-name="gr26" draw:text-style-name="P4" draw:layer="layout" svg:x1="25.437cm" svg:y1="14.25cm" svg:x2="22.812cm" svg:y2="14.25cm">
          <text:p/>
        </draw:line>
        <draw:line draw:style-name="gr26" draw:text-style-name="P4" draw:layer="layout" svg:x1="25.438cm" svg:y1="14.25cm" svg:x2="25.437cm" svg:y2="10.437cm">
          <text:p/>
        </draw:line>
        <draw:line draw:style-name="gr26" draw:text-style-name="P4" draw:layer="layout" svg:x1="25.75cm" svg:y1="10.437cm" svg:x2="25.438cm" svg:y2="10.437cm">
          <text:p/>
        </draw:line>
        <draw:line draw:style-name="gr26" draw:text-style-name="P4" draw:layer="layout" svg:x1="26.75cm" svg:y1="10.125cm" svg:x2="27.437cm" svg:y2="10.125cm">
          <text:p/>
        </draw:line>
        <draw:frame draw:style-name="gr15" draw:text-style-name="P12" draw:layer="layout" svg:width="2.062cm" svg:height="1.673cm" svg:x="24.75cm" svg:y="9.577cm">
          <draw:text-box>
            <text:p text:style-name="P5"><text:span text:style-name="T5">Rea</text:span><text:span text:style-name="T5">der</text:span></text:p>
          </draw:text-box>
        </draw:frame>
        <draw:line draw:style-name="gr28" draw:text-style-name="P4" draw:layer="layout" svg:x1="26.187cm" svg:y1="9.875cm" svg:x2="26.187cm" svg:y2="9.375cm">
          <text:p/>
        </draw:line>
        <draw:line draw:style-name="gr42" draw:text-style-name="P4" draw:layer="layout" svg:x1="27.125cm" svg:y1="10.25cm" svg:x2="26.75cm" svg:y2="10.25cm">
          <text:p/>
        </draw:line>
        <draw:line draw:style-name="gr42" draw:text-style-name="P4" draw:layer="layout" svg:x1="28.562cm" svg:y1="10.375cm" svg:x2="28cm" svg:y2="10.375cm">
          <text:p/>
        </draw:line>
        <draw:line draw:style-name="gr42" draw:text-style-name="P4" draw:layer="layout" svg:x1="28.562cm" svg:y1="10.375cm" svg:x2="28.5cm" svg:y2="18cm">
          <text:p/>
        </draw:line>
        <draw:line draw:style-name="gr42" draw:text-style-name="P4" draw:layer="layout" svg:x1="9.875cm" svg:y1="18cm" svg:x2="28.5cm" svg:y2="18.001cm">
          <text:p/>
        </draw:line>
        <draw:line draw:style-name="gr42" draw:text-style-name="P4" draw:layer="layout" svg:x1="9.876cm" svg:y1="18.001cm" svg:x2="9.875cm" svg:y2="12cm">
          <text:p/>
        </draw:line>
        <draw:line draw:style-name="gr42" draw:text-style-name="P4" draw:layer="layout" svg:x1="10.625cm" svg:y1="12cm" svg:x2="9.876cm" svg:y2="12.0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4T20:00:56.243574047</dc:date>
    <meta:editing-duration>PT9H10M50S</meta:editing-duration>
    <meta:editing-cycles>50</meta:editing-cycles>
    <meta:generator>LibreOffice/7.3.7.2$Linux_X86_64 LibreOffice_project/30$Build-2</meta:generator>
    <meta:document-statistic meta:object-count="1829"/>
  </office:meta>
</office:document-meta>
</file>